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0000000C408040F024409FE4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1" svg:font-family="Georgia"/>
    <style:font-face style:name="Liberation Serif2" svg:font-family="'Liberation Serif'"/>
    <style:font-face style:name="Rockwell1" svg:font-family="Rockwell"/>
    <style:font-face style:name="Verdana1" svg:font-family="Verdana"/>
    <style:font-face style:name="Zapf Dingbats1" svg:font-family="'Zapf Dingbats'"/>
    <style:font-face style:name="DejaVu Sans1" svg:font-family="'DejaVu Sans'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Verdana" svg:font-family="Verdana" style:font-pitch="variable"/>
    <style:font-face style:name="Zapf Dingbats" svg:font-family="'Zapf Dingbat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62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2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9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1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0.07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2.23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7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2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4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6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1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0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8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49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91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3.2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81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53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32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6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0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5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41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84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65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7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40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31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43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49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3.24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01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50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96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53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46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solid" draw:fill-color="#000000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57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6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0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52cm"/>
      <style:paragraph-properties style:writing-mode="lr-tb"/>
    </style:style>
    <style:style style:name="gr57" style:family="graphic" style:parent-style-name="objectwithoutfill">
      <style:graphic-properties draw:fill="solid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4.90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7cm" fo:min-width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6.7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32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30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7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05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85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2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5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2.96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48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37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5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73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5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5.03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3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61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53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25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75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18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28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4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8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4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7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6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83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6.64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26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4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51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9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5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7.33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1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62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6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2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3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2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90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4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0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4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9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45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3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9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6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50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53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04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09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2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00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0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3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000000" style:font-name="Verdana1" fo:font-size="20pt" style:font-size-asian="20pt" style:font-name-complex="Verdana1" style:font-size-complex="20pt"/>
    </style:style>
    <style:style style:name="T2" style:family="text">
      <style:text-properties fo:color="#000000" style:font-name="Verdana1" fo:font-size="16pt" style:font-size-asian="16pt" style:font-name-complex="Verdana1" style:font-size-complex="16pt"/>
    </style:style>
    <style:style style:name="T3" style:family="text">
      <style:text-properties fo:color="#000000" style:font-name="Verdana1" fo:font-size="20pt" fo:font-weight="bold" style:font-size-asian="20pt" style:font-name-complex="Verdana1" style:font-size-complex="20pt" style:font-weight-complex="bold"/>
    </style:style>
    <style:style style:name="T4" style:family="text">
      <style:text-properties fo:color="#000000" style:font-name="Georgia1" fo:font-size="11pt" fo:font-weight="bold" style:font-size-asian="11pt" style:font-name-complex="Georgia1" style:font-size-complex="11pt" style:font-weight-complex="bold"/>
    </style:style>
    <style:style style:name="T5" style:family="text">
      <style:text-properties fo:color="#000000" style:font-name="Verdana1" fo:font-size="8pt" style:text-underline-style="solid" style:text-underline-width="auto" style:text-underline-color="font-color" style:font-size-asian="8pt" style:font-name-complex="Verdana1" style:font-size-complex="8pt"/>
    </style:style>
    <style:style style:name="T6" style:family="text">
      <style:text-properties fo:color="#000000" style:font-name="Verdana1" fo:font-size="8pt" style:font-size-asian="8pt" style:font-name-complex="Verdana1" style:font-size-complex="8pt"/>
    </style:style>
    <style:style style:name="T7" style:family="text">
      <style:text-properties fo:color="#000000" style:font-name="Georgia1" fo:font-size="10pt" style:font-size-asian="10pt" style:font-name-complex="Georgia1" style:font-size-complex="10pt"/>
    </style:style>
    <style:style style:name="T8" style:family="text">
      <style:text-properties fo:color="#000000" style:font-name="Georgia1" fo:font-size="10.5pt" style:font-size-asian="10.5pt" style:font-name-complex="Georgia1" style:font-size-complex="10.5pt"/>
    </style:style>
    <style:style style:name="T9" style:family="text">
      <style:text-properties fo:color="#000000" style:font-name="Georgia1" fo:font-size="12pt" style:font-size-asian="12pt" style:font-name-complex="Georgia1" style:font-size-complex="12pt"/>
    </style:style>
    <style:style style:name="T10" style:family="text">
      <style:text-properties fo:color="#000000" style:font-name="Georgia1" fo:font-size="11pt" style:font-size-asian="11pt" style:font-name-complex="Georgia1" style:font-size-complex="11pt"/>
    </style:style>
    <style:style style:name="T11" style:family="text">
      <style:text-properties fo:color="#000000" style:font-name="Georgia1" fo:font-size="14pt" fo:font-weight="bold" style:font-size-asian="14pt" style:font-name-complex="Georgia1" style:font-size-complex="14pt" style:font-weight-complex="bold"/>
    </style:style>
    <style:style style:name="T12" style:family="text">
      <style:text-properties fo:color="#000000" style:font-name="Zapf Dingbats1" fo:font-size="11pt" style:font-size-asian="11pt" style:font-name-complex="Zapf Dingbats1" style:font-size-complex="11pt"/>
    </style:style>
    <style:style style:name="T13" style:family="text">
      <style:text-properties fo:color="#000000" style:font-name="Rockwell1" fo:font-size="11pt" style:font-size-asian="11pt" style:font-name-complex="Rockwell1" style:font-size-complex="11pt"/>
    </style:style>
    <style:style style:name="T14" style:family="text">
      <style:text-properties fo:color="#000000" style:text-outline="true" style:font-name="Zapf Dingbats1" fo:font-size="11pt" style:font-size-asian="11pt" style:font-name-complex="Zapf Dingbats1" style:font-size-complex="11pt"/>
    </style:style>
    <style:style style:name="T15" style:family="text">
      <style:text-properties fo:color="#333333" style:font-name="Liberation Serif2" fo:font-size="12pt" fo:font-weight="bold" style:font-size-asian="12pt" style:font-name-complex="Liberation Serif2" style:font-size-complex="12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000000" style:font-name="Georgia1" fo:font-size="14pt" style:font-size-asian="14pt" style:font-name-complex="Georgia1" style:font-size-complex="14pt"/>
    </style:style>
    <style:style style:name="T18" style:family="text">
      <style:text-properties fo:color="#000000" style:font-name="Verdana1" fo:font-size="12pt" style:font-size-asian="12pt" style:font-name-complex="Verdana1" style:font-size-complex="12pt"/>
    </style:style>
    <style:style style:name="T19" style:family="text">
      <style:text-properties fo:color="#000000" style:font-name="Georgia1" fo:font-size="10pt" fo:font-weight="bold" style:font-size-asian="10pt" style:font-name-complex="Georgia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2.198cm" svg:height="1.484cm" svg:x="0.854cm" svg:y="0.631cm">
          <draw:image xlink:href="Pictures/1000000000000650000000C408040F024409FE4C.jpg" xlink:type="simple" xlink:show="embed" xlink:actuate="onLoad" loext:mime-type="image/jpeg">
            <text:p/>
          </draw:image>
        </draw:frame>
        <draw:frame draw:style-name="gr2" draw:text-style-name="P3" draw:layer="layout" svg:width="5.624cm" svg:height="0.822cm" svg:x="2.505cm" svg:y="3.385cm">
          <draw:text-box>
            <text:p text:style-name="P2"><text:span text:style-name="T1">C</text:span><text:span text:style-name="T1">o</text:span><text:span text:style-name="T1">n</text:span><text:span text:style-name="T1">t</text:span><text:span text:style-name="T1">r</text:span><text:span text:style-name="T1">a</text:span><text:span text:style-name="T1">c</text:span><text:span text:style-name="T1">t </text:span><text:span text:style-name="T1">f</text:span><text:span text:style-name="T1">o</text:span><text:span text:style-name="T1">r </text:span><text:span text:style-name="T1">t</text:span><text:span text:style-name="T1">h</text:span><text:span text:style-name="T1">e</text:span></text:p>
          </draw:text-box>
        </draw:frame>
        <draw:frame draw:style-name="gr3" draw:text-style-name="P4" draw:layer="layout" svg:width="0.563cm" svg:height="0.653cm" svg:x="8.128cm" svg:y="3.516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7.245cm" svg:height="0.822cm" svg:x="11.091cm" svg:y="3.385cm">
          <draw:text-box>
            <text:p text:style-name="P2"><text:span text:style-name="T3">B</text:span><text:span text:style-name="T3">a</text:span><text:span text:style-name="T3">c</text:span><text:span text:style-name="T3">h</text:span><text:span text:style-name="T3">e</text:span><text:span text:style-name="T3">l</text:span><text:span text:style-name="T3">o</text:span><text:span text:style-name="T3">r</text:span><text:span text:style-name="T3">’</text:span><text:span text:style-name="T3">s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/text:p>
          </draw:text-box>
        </draw:frame>
        <draw:frame draw:style-name="gr3" draw:text-style-name="P4" draw:layer="layout" svg:width="0.563cm" svg:height="0.653cm" svg:x="18.274cm" svg:y="3.516cm">
          <draw:text-box>
            <text:p text:style-name="P2"><text:span text:style-name="T2"><text:s/></text:span></text:p>
          </draw:text-box>
        </draw:frame>
        <draw:frame draw:style-name="gr5" draw:text-style-name="P4" draw:layer="layout" svg:width="5.95cm" svg:height="0.653cm" svg:x="12.481cm" svg:y="4.232cm">
          <draw:text-box>
            <text:p text:style-name="P2"><text:span text:style-name="T2">A</text:span><text:span text:style-name="T2">r</text:span><text:span text:style-name="T2">t</text:span><text:span text:style-name="T2">i</text:span><text:span text:style-name="T2">f</text:span><text:span text:style-name="T2">i</text:span><text:span text:style-name="T2">c</text:span><text:span text:style-name="T2">i</text:span><text:span text:style-name="T2">a</text:span><text:span text:style-name="T2">l </text:span><text:span text:style-name="T2">I</text:span><text:span text:style-name="T2">n</text:span><text:span text:style-name="T2">t</text:span><text:span text:style-name="T2">e</text:span><text:span text:style-name="T2">ll</text:span><text:span text:style-name="T2">i</text:span><text:span text:style-name="T2">g</text:span><text:span text:style-name="T2">e</text:span><text:span text:style-name="T2">n</text:span><text:span text:style-name="T2">c</text:span><text:span text:style-name="T2">e</text:span><text:span text:style-name="T2"> </text:span></text:p>
          </draw:text-box>
        </draw:frame>
        <draw:frame draw:style-name="gr6" draw:text-style-name="P5" draw:layer="layout" svg:width="3.012cm" svg:height="0.458cm" svg:x="2.505cm" svg:y="5.358cm">
          <draw:text-box>
            <text:p text:style-name="P2"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 </text:span><text:span text:style-name="T4">t</text:span><text:span text:style-name="T4">i</text:span><text:span text:style-name="T4">t</text:span><text:span text:style-name="T4">l</text:span><text:span text:style-name="T4">e</text:span><text:span text:style-name="T4">: <text:s/></text:span></text:p>
          </draw:text-box>
        </draw:frame>
        <draw:frame draw:style-name="gr7" draw:text-style-name="P6" draw:layer="layout" svg:width="10.077cm" svg:height="0.331cm" svg:x="5.182cm" svg:y="5.457cm">
          <draw:text-box>
            <text:p text:style-name="P2"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text:span text:style-name="T5">__</text:span></text:p>
          </draw:text-box>
        </draw:frame>
        <draw:frame draw:style-name="gr8" draw:text-style-name="P6" draw:layer="layout" svg:width="12.236cm" svg:height="0.331cm" svg:x="2.505cm" svg:y="6.035cm">
          <draw:text-box>
            <text:p text:style-name="P2"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_</text:span><text:span text:style-name="T6">_</text:span></text:p>
          </draw:text-box>
        </draw:frame>
        <draw:frame draw:style-name="gr9" draw:text-style-name="P5" draw:layer="layout" svg:width="3.177cm" svg:height="0.458cm" svg:x="2.505cm" svg:y="6.886cm">
          <draw:text-box>
            <text:p text:style-name="P2"><text:span text:style-name="T4">A</text:span><text:span text:style-name="T4">c</text:span><text:span text:style-name="T4">a</text:span><text:span text:style-name="T4">d</text:span><text:span text:style-name="T4">e</text:span><text:span text:style-name="T4">m</text:span><text:span text:style-name="T4">i</text:span><text:span text:style-name="T4">c </text:span><text:span text:style-name="T4">y</text:span><text:span text:style-name="T4">e</text:span><text:span text:style-name="T4">a</text:span><text:span text:style-name="T4">r</text:span></text:p>
          </draw:text-box>
        </draw:frame>
        <draw:frame draw:style-name="gr10" draw:text-style-name="P7" draw:layer="layout" svg:width="0.352cm" svg:height="0.412cm" svg:x="5.426cm" svg:y="6.919cm">
          <draw:text-box>
            <text:p text:style-name="P2"><text:span text:style-name="T7">:</text:span></text:p>
          </draw:text-box>
        </draw:frame>
        <draw:frame draw:style-name="gr11" draw:text-style-name="P7" draw:layer="layout" svg:width="2.525cm" svg:height="0.412cm" svg:x="10.421cm" svg:y="6.919cm">
          <draw:text-box>
            <text:p text:style-name="P2"><text:span text:style-name="T7"><text:s/></text:span><text:span text:style-name="T7">2</text:span><text:span text:style-name="T7">0</text:span><text:span text:style-name="T7">2</text:span><text:span text:style-name="T7">0 </text:span><text:span text:style-name="T7">– <text:s/></text:span><text:span text:style-name="T7">2</text:span><text:span text:style-name="T7">0</text:span><text:span text:style-name="T7">2</text:span><text:span text:style-name="T7">1 </text:span></text:p>
          </draw:text-box>
        </draw:frame>
        <draw:frame draw:style-name="gr12" draw:text-style-name="P5" draw:layer="layout" svg:width="2.042cm" svg:height="0.458cm" svg:x="13.935cm" svg:y="6.886cm">
          <draw:text-box>
            <text:p text:style-name="P2"><text:span text:style-name="T4">S</text:span><text:span text:style-name="T4">e</text:span><text:span text:style-name="T4">m</text:span><text:span text:style-name="T4">e</text:span><text:span text:style-name="T4">s</text:span><text:span text:style-name="T4">t</text:span><text:span text:style-name="T4">e</text:span><text:span text:style-name="T4">r</text:span></text:p>
          </draw:text-box>
        </draw:frame>
        <draw:frame draw:style-name="gr10" draw:text-style-name="P7" draw:layer="layout" svg:width="0.352cm" svg:height="0.412cm" svg:x="15.801cm" svg:y="6.919cm">
          <draw:text-box>
            <text:p text:style-name="P2"><text:span text:style-name="T7">: <text:s/></text:span></text:p>
          </draw:text-box>
        </draw:frame>
        <draw:frame draw:style-name="gr13" draw:text-style-name="P8" draw:layer="layout" svg:width="0.828cm" svg:height="0.433cm" svg:x="16.083cm" svg:y="6.902cm">
          <draw:text-box>
            <text:p text:style-name="P2"><text:span text:style-name="T8">1 </text:span><text:span text:style-name="T8">/ </text:span><text:span text:style-name="T8">2</text:span></text:p>
          </draw:text-box>
        </draw:frame>
        <draw:frame draw:style-name="gr14" draw:text-style-name="P5" draw:layer="layout" svg:width="1.869cm" svg:height="0.458cm" svg:x="2.505cm" svg:y="7.56cm">
          <draw:text-box>
            <text:p text:style-name="P2"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:</text:span></text:p>
          </draw:text-box>
        </draw:frame>
        <draw:frame draw:style-name="gr15" draw:text-style-name="P9" draw:layer="layout" svg:width="4.235cm" svg:height="0.497cm" svg:x="4.484cm" svg:y="7.527cm">
          <draw:text-box>
            <text:p text:style-name="P2"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/text:p>
          </draw:text-box>
        </draw:frame>
        <draw:frame draw:style-name="gr16" draw:text-style-name="P5" draw:layer="layout" svg:width="3.147cm" svg:height="0.454cm" svg:x="10.421cm" svg:y="7.56cm">
          <draw:text-box>
            <text:p text:style-name="P2"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 </text:span><text:span text:style-name="T10">n</text:span><text:span text:style-name="T10">u</text:span><text:span text:style-name="T10">m</text:span><text:span text:style-name="T10">b</text:span><text:span text:style-name="T10">e</text:span><text:span text:style-name="T10">r</text:span></text:p>
          </draw:text-box>
        </draw:frame>
        <draw:frame draw:style-name="gr17" draw:text-style-name="P9" draw:layer="layout" svg:width="0.422cm" svg:height="0.497cm" svg:x="13.173cm" svg:y="7.527cm">
          <draw:text-box>
            <text:p text:style-name="P2"><text:span text:style-name="T9">:</text:span></text:p>
          </draw:text-box>
        </draw:frame>
        <draw:frame draw:style-name="gr18" draw:text-style-name="P5" draw:layer="layout" svg:width="3.312cm" svg:height="0.454cm" svg:x="13.935cm" svg:y="7.56cm">
          <draw:text-box>
            <text:p text:style-name="P2"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frame draw:style-name="gr19" draw:text-style-name="P5" draw:layer="layout" svg:width="2.081cm" svg:height="0.454cm" svg:x="2.505cm" svg:y="8.04cm">
          <draw:text-box>
            <text:p text:style-name="P2"><text:span text:style-name="T10">t</text:span><text:span text:style-name="T10">e</text:span><text:span text:style-name="T10">l</text:span><text:span text:style-name="T10">e</text:span><text:span text:style-name="T10">p</text:span><text:span text:style-name="T10">h</text:span><text:span text:style-name="T10">o</text:span><text:span text:style-name="T10">n</text:span><text:span text:style-name="T10">e</text:span><text:span text:style-name="T10">:</text:span></text:p>
          </draw:text-box>
        </draw:frame>
        <draw:frame draw:style-name="gr15" draw:text-style-name="P9" draw:layer="layout" svg:width="4.235cm" svg:height="0.497cm" svg:x="4.484cm" svg:y="8.007cm">
          <draw:text-box>
            <text:p text:style-name="P2"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/text:p>
          </draw:text-box>
        </draw:frame>
        <draw:frame draw:style-name="gr20" draw:text-style-name="P5" draw:layer="layout" svg:width="3.008cm" svg:height="0.454cm" svg:x="10.421cm" svg:y="8.04cm">
          <draw:text-box>
            <text:p text:style-name="P2"><text:span text:style-name="T10">e</text:span><text:span text:style-name="T10">-</text:span><text:span text:style-name="T10">m</text:span><text:span text:style-name="T10">a</text:span><text:span text:style-name="T10">il 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:</text:span></text:p>
          </draw:text-box>
        </draw:frame>
        <draw:frame draw:style-name="gr18" draw:text-style-name="P5" draw:layer="layout" svg:width="3.312cm" svg:height="0.454cm" svg:x="13.935cm" svg:y="8.04cm">
          <draw:text-box>
            <text:p text:style-name="P2"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frame draw:style-name="gr21" draw:text-style-name="P5" draw:layer="layout" svg:width="17.841cm" svg:height="0.454cm" svg:x="2.505cm" svg:y="8.491cm">
          <draw:text-box>
            <text:p text:style-name="P2"><text:span text:style-name="T10">h</text:span><text:span text:style-name="T10">e</text:span><text:span text:style-name="T10">r</text:span><text:span text:style-name="T10">e</text:span><text:span text:style-name="T10">b</text:span><text:span text:style-name="T10">y </text:span><text:span text:style-name="T10">u</text:span><text:span text:style-name="T10">n</text:span><text:span text:style-name="T10">d</text:span><text:span text:style-name="T10">e</text:span><text:span text:style-name="T10">r</text:span><text:span text:style-name="T10">t</text:span><text:span text:style-name="T10">a</text:span><text:span text:style-name="T10">k</text:span><text:span text:style-name="T10">e</text:span><text:span text:style-name="T10">s </text:span><text:span text:style-name="T10">t</text:span><text:span text:style-name="T10">o </text:span><text:span text:style-name="T10">c</text:span><text:span text:style-name="T10">o</text:span><text:span text:style-name="T10">m</text:span><text:span text:style-name="T10">p</text:span><text:span text:style-name="T10">l</text:span><text:span text:style-name="T10">e</text:span><text:span text:style-name="T10">t</text:span><text:span text:style-name="T10">e </text:span><text:span text:style-name="T10">t</text:span><text:span text:style-name="T10">h</text:span><text:span text:style-name="T10">e </text:span><text:span text:style-name="T10">B</text:span><text:span text:style-name="T10">a</text:span><text:span text:style-name="T10">c</text:span><text:span text:style-name="T10">h</text:span><text:span text:style-name="T10">e</text:span><text:span text:style-name="T10">l</text:span><text:span text:style-name="T10">o</text:span><text:span text:style-name="T10">r’</text:span><text:span text:style-name="T10">s </text:span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 </text:span><text:span text:style-name="T10">i</text:span><text:span text:style-name="T10">n </text:span><text:span text:style-name="T10">a</text:span><text:span text:style-name="T10">c</text:span><text:span text:style-name="T10">c</text:span><text:span text:style-name="T10">o</text:span><text:span text:style-name="T10">r</text:span><text:span text:style-name="T10">d</text:span><text:span text:style-name="T10">a</text:span><text:span text:style-name="T10">n</text:span><text:span text:style-name="T10">c</text:span><text:span text:style-name="T10">e </text:span><text:span text:style-name="T10">w</text:span><text:span text:style-name="T10">it</text:span><text:span text:style-name="T10">h </text:span><text:span text:style-name="T10">t</text:span><text:span text:style-name="T10">h</text:span><text:span text:style-name="T10">e </text:span><text:span text:style-name="T10">a</text:span><text:span text:style-name="T10">g</text:span><text:span text:style-name="T10">r</text:span><text:span text:style-name="T10">e</text:span><text:span text:style-name="T10">e</text:span><text:span text:style-name="T10">m</text:span><text:span text:style-name="T10">e</text:span><text:span text:style-name="T10">n</text:span><text:span text:style-name="T10">t</text:span><text:span text:style-name="T10">s </text:span></text:p>
          </draw:text-box>
        </draw:frame>
        <draw:frame draw:style-name="gr22" draw:text-style-name="P5" draw:layer="layout" svg:width="1.293cm" svg:height="0.454cm" svg:x="2.505cm" svg:y="8.932cm">
          <draw:text-box>
            <text:p text:style-name="P2"><text:span text:style-name="T10">b</text:span><text:span text:style-name="T10">e</text:span><text:span text:style-name="T10">l</text:span><text:span text:style-name="T10">o</text:span><text:span text:style-name="T10">w</text:span><text:span text:style-name="T10">.</text:span></text:p>
          </draw:text-box>
        </draw:frame>
        <draw:frame draw:style-name="gr23" draw:text-style-name="P5" draw:layer="layout" svg:width="6.492cm" svg:height="0.458cm" svg:x="2.505cm" svg:y="9.571cm">
          <draw:text-box>
            <text:p text:style-name="P2"><text:span text:style-name="T4">S</text:span><text:span text:style-name="T4">u</text:span><text:span text:style-name="T4">p</text:span><text:span text:style-name="T4">e</text:span><text:span text:style-name="T4">r</text:span><text:span text:style-name="T4">v</text:span><text:span text:style-name="T4">i</text:span><text:span text:style-name="T4">s</text:span><text:span text:style-name="T4">o</text:span><text:span text:style-name="T4">r</text:span><text:span text:style-name="T10">: 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frame draw:style-name="gr20" draw:text-style-name="P5" draw:layer="layout" svg:width="3.008cm" svg:height="0.454cm" svg:x="10.421cm" svg:y="9.571cm">
          <draw:text-box>
            <text:p text:style-name="P2"><text:span text:style-name="T10">e</text:span><text:span text:style-name="T10">-</text:span><text:span text:style-name="T10">m</text:span><text:span text:style-name="T10">a</text:span><text:span text:style-name="T10">il 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:</text:span></text:p>
          </draw:text-box>
        </draw:frame>
        <draw:frame draw:style-name="gr18" draw:text-style-name="P5" draw:layer="layout" svg:width="3.312cm" svg:height="0.454cm" svg:x="13.935cm" svg:y="9.571cm">
          <draw:text-box>
            <text:p text:style-name="P2"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frame draw:style-name="gr24" draw:text-style-name="P5" draw:layer="layout" svg:width="17.917cm" svg:height="0.454cm" svg:x="2.505cm" svg:y="10.012cm">
          <draw:text-box>
            <text:p text:style-name="P2"><text:span text:style-name="T10">h</text:span><text:span text:style-name="T10">e</text:span><text:span text:style-name="T10">r</text:span><text:span text:style-name="T10">e</text:span><text:span text:style-name="T10">b</text:span><text:span text:style-name="T10">y </text:span><text:span text:style-name="T10">u</text:span><text:span text:style-name="T10">n</text:span><text:span text:style-name="T10">d</text:span><text:span text:style-name="T10">e</text:span><text:span text:style-name="T10">r</text:span><text:span text:style-name="T10">t</text:span><text:span text:style-name="T10">a</text:span><text:span text:style-name="T10">k</text:span><text:span text:style-name="T10">e</text:span><text:span text:style-name="T10">s </text:span><text:span text:style-name="T10">t</text:span><text:span text:style-name="T10">o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e </text:span><text:span text:style-name="T10">t</text:span><text:span text:style-name="T10">h</text:span><text:span text:style-name="T10">e </text:span><text:span text:style-name="T10">B</text:span><text:span text:style-name="T10">a</text:span><text:span text:style-name="T10">c</text:span><text:span text:style-name="T10">h</text:span><text:span text:style-name="T10">e</text:span><text:span text:style-name="T10">l</text:span><text:span text:style-name="T10">o</text:span><text:span text:style-name="T10">r’</text:span><text:span text:style-name="T10">s </text:span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 </text:span><text:span text:style-name="T10">i</text:span><text:span text:style-name="T10">n </text:span><text:span text:style-name="T10">a</text:span><text:span text:style-name="T10">c</text:span><text:span text:style-name="T10">c</text:span><text:span text:style-name="T10">o</text:span><text:span text:style-name="T10">r</text:span><text:span text:style-name="T10">d</text:span><text:span text:style-name="T10">a</text:span><text:span text:style-name="T10">n</text:span><text:span text:style-name="T10">c</text:span><text:span text:style-name="T10">e </text:span><text:span text:style-name="T10">w</text:span><text:span text:style-name="T10">it</text:span><text:span text:style-name="T10">h </text:span><text:span text:style-name="T10">t</text:span><text:span text:style-name="T10">h</text:span><text:span text:style-name="T10">e </text:span><text:span text:style-name="T10">a</text:span><text:span text:style-name="T10">g</text:span><text:span text:style-name="T10">r</text:span><text:span text:style-name="T10">e</text:span><text:span text:style-name="T10">e</text:span><text:span text:style-name="T10">m</text:span><text:span text:style-name="T10">e</text:span><text:span text:style-name="T10">n</text:span><text:span text:style-name="T10">t</text:span><text:span text:style-name="T10">s </text:span></text:p>
          </draw:text-box>
        </draw:frame>
        <draw:frame draw:style-name="gr22" draw:text-style-name="P5" draw:layer="layout" svg:width="1.293cm" svg:height="0.454cm" svg:x="2.505cm" svg:y="10.453cm">
          <draw:text-box>
            <text:p text:style-name="P2"><text:span text:style-name="T10">b</text:span><text:span text:style-name="T10">e</text:span><text:span text:style-name="T10">l</text:span><text:span text:style-name="T10">o</text:span><text:span text:style-name="T10">w</text:span><text:span text:style-name="T10">.</text:span></text:p>
          </draw:text-box>
        </draw:frame>
        <draw:frame draw:style-name="gr25" draw:text-style-name="P10" draw:layer="layout" svg:width="3.27cm" svg:height="0.586cm" svg:x="2.505cm" svg:y="11.977cm">
          <draw:text-box>
            <text:p text:style-name="P2"><text:span text:style-name="T11">Sup</text:span><text:span text:style-name="T11">ervi</text:span><text:span text:style-name="T11">sion</text:span></text:p>
          </draw:text-box>
        </draw:frame>
        <draw:frame draw:style-name="gr26" draw:text-style-name="P5" draw:layer="layout" svg:width="17.816cm" svg:height="0.454cm" svg:x="2.505cm" svg:y="12.541cm">
          <draw:text-box>
            <text:p text:style-name="P2"><text:span text:style-name="T10">The student and supervisor make agreements on the nature of the </text:span><text:span text:style-name="T10">supervision and on the </text:span></text:p>
          </draw:text-box>
        </draw:frame>
        <draw:frame draw:style-name="gr27" draw:text-style-name="P5" draw:layer="layout" svg:width="17.536cm" svg:height="0.454cm" svg:x="2.505cm" svg:y="12.982cm">
          <draw:text-box>
            <text:p text:style-name="P2"><text:span text:style-name="T10">frequency of </text:span><text:span text:style-name="T10">the supervision </text:span><text:span text:style-name="T10">meetings, i.e. </text:span><text:span text:style-name="T10">what is </text:span><text:span text:style-name="T10">expected of the </text:span><text:span text:style-name="T10">student and </text:span><text:span text:style-name="T10">what the </text:span></text:p>
          </draw:text-box>
        </draw:frame>
        <draw:frame draw:style-name="gr28" draw:text-style-name="P5" draw:layer="layout" svg:width="7.321cm" svg:height="0.454cm" svg:x="2.505cm" svg:y="13.423cm">
          <draw:text-box>
            <text:p text:style-name="P2"><text:span text:style-name="T10">student </text:span><text:span text:style-name="T10">can </text:span><text:span text:style-name="T10">expect </text:span><text:span text:style-name="T10">of the </text:span><text:span text:style-name="T10">supervis</text:span><text:span text:style-name="T10">or.</text:span></text:p>
          </draw:text-box>
        </draw:frame>
        <draw:frame draw:style-name="gr29" draw:text-style-name="P5" draw:layer="layout" svg:width="8.646cm" svg:height="0.458cm" svg:x="2.505cm" svg:y="14.305cm">
          <draw:text-box>
            <text:p text:style-name="P2"><text:span text:style-name="T4">Agreements with </text:span><text:span text:style-name="T4">regard to </text:span><text:span text:style-name="T4">supervision:</text:span></text:p>
          </draw:text-box>
        </draw:frame>
        <draw:frame draw:style-name="gr30" draw:text-style-name="P7" draw:layer="layout" svg:width="12.008cm" svg:height="0.412cm" svg:x="2.505cm" svg:y="14.743cm">
          <draw:text-box>
            <text:p text:style-name="P2"><text:span text:style-name="T7">[It is not </text:span><text:span text:style-name="T7">necessary </text:span><text:span text:style-name="T7">to tick all </text:span><text:span text:style-name="T7">these </text:span><text:span text:style-name="T7">points; they </text:span><text:span text:style-name="T7">are only </text:span><text:span text:style-name="T7">examples. </text:span></text:p>
          </draw:text-box>
        </draw:frame>
        <draw:frame draw:style-name="gr31" draw:text-style-name="P7" draw:layer="layout" svg:width="9.933cm" svg:height="0.412cm" svg:x="2.505cm" svg:y="15.145cm">
          <draw:text-box>
            <text:p text:style-name="P2"><text:span text:style-name="T7">The </text:span><text:span text:style-name="T7">student </text:span><text:span text:style-name="T7">and </text:span><text:span text:style-name="T7">superviso</text:span><text:span text:style-name="T7">r make </text:span><text:span text:style-name="T7">agreemen</text:span><text:span text:style-name="T7">ts </text:span><text:span text:style-name="T7">together]</text:span></text:p>
          </draw:text-box>
        </draw:frame>
        <draw:frame draw:style-name="gr32" draw:text-style-name="P5" draw:layer="layout" svg:width="0.459cm" svg:height="0.467cm" svg:x="2.505cm" svg:y="15.895cm">
          <draw:text-box>
            <text:p text:style-name="P2"><text:span text:style-name="T12">❑ </text:span></text:p>
          </draw:text-box>
        </draw:frame>
        <draw:frame draw:style-name="gr33" draw:text-style-name="P11" draw:layer="layout" svg:width="16.415cm" svg:height="0.454cm" svg:x="2.907cm" svg:y="15.945cm">
          <draw:text-box>
            <text:p text:style-name="P2"><text:span text:style-name="T10">F</text:span><text:span text:style-name="T10">r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y </text:span><text:span text:style-name="T10">o</text:span><text:span text:style-name="T10">f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i</text:span><text:span text:style-name="T10">o</text:span><text:span text:style-name="T10">n </text:span><text:span text:style-name="T10">m</text:span><text:span text:style-name="T10">e</text:span><text:span text:style-name="T10">e</text:span><text:span text:style-name="T10">ti</text:span><text:span text:style-name="T10">n</text:span><text:span text:style-name="T10">g</text:span><text:span text:style-name="T10">s</text:span><text:span text:style-name="T10">: </text:span><text:span text:style-name="T10">e</text:span><text:span text:style-name="T10">v</text:span><text:span text:style-name="T10">e</text:span><text:span text:style-name="T10">r</text:span><text:span text:style-name="T10">y </text:span><text:span text:style-name="T10">w</text:span><text:span text:style-name="T10">e</text:span><text:span text:style-name="T10">e</text:span><text:span text:style-name="T10">k </text:span><text:span text:style-name="T10">/ </text:span><text:span text:style-name="T10">e</text:span><text:span text:style-name="T10">v</text:span><text:span text:style-name="T10">e</text:span><text:span text:style-name="T10">r</text:span><text:span text:style-name="T10">y </text:span><text:span text:style-name="T10">o</text:span><text:span text:style-name="T10">t</text:span><text:span text:style-name="T10">h</text:span><text:span text:style-name="T10">e</text:span><text:span text:style-name="T10">r </text:span><text:span text:style-name="T10">w</text:span><text:span text:style-name="T10">e</text:span><text:span text:style-name="T10">e</text:span><text:span text:style-name="T10">k </text:span><text:span text:style-name="T10">/ </text:span><text:span text:style-name="T10">o</text:span><text:span text:style-name="T10">t</text:span><text:span text:style-name="T10">h</text:span><text:span text:style-name="T10">e</text:span><text:span text:style-name="T10">r, </text:span><text:span text:style-name="T10">n</text:span><text:span text:style-name="T10">a</text:span><text:span text:style-name="T10">m</text:span><text:span text:style-name="T10">e</text:span><text:span text:style-name="T10">l</text:span><text:span text:style-name="T10">y </text:span></text:p>
          </draw:text-box>
        </draw:frame>
        <draw:frame draw:style-name="gr34" draw:text-style-name="P5" draw:layer="layout" svg:width="2.728cm" svg:height="0.454cm" svg:x="2.505cm" svg:y="16.386cm">
          <draw:text-box>
            <text:p text:style-name="P2"><text:span text:style-name="T10">_________</text:span><text:span text:style-name="T10">_____</text:span></text:p>
          </draw:text-box>
        </draw:frame>
        <draw:frame draw:style-name="gr32" draw:text-style-name="P5" draw:layer="layout" svg:width="0.459cm" svg:height="0.467cm" svg:x="2.505cm" svg:y="17.179cm">
          <draw:text-box>
            <text:p text:style-name="P2"><text:span text:style-name="T12">❑ </text:span></text:p>
          </draw:text-box>
        </draw:frame>
        <draw:frame draw:style-name="gr35" draw:text-style-name="P5" draw:layer="layout" svg:width="13.845cm" svg:height="0.454cm" svg:x="2.907cm" svg:y="17.229cm">
          <draw:text-box>
            <text:p text:style-name="P2"><text:span text:style-name="T10">T</text:span><text:span text:style-name="T10">h</text:span><text:span text:style-name="T10">e</text:span><text:span text:style-name="T10">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</text:span><text:span text:style-name="T10"> </text:span><text:span text:style-name="T10">w</text:span><text:span text:style-name="T10">i</text:span><text:span text:style-name="T10">l</text:span><text:span text:style-name="T10">l</text:span><text:span text:style-name="T10"> </text:span><text:span text:style-name="T10">k</text:span><text:span text:style-name="T10">e</text:span><text:span text:style-name="T10">e</text:span><text:span text:style-name="T10">p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o</text:span><text:span text:style-name="T10">r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e</text:span><text:span text:style-name="T10">d</text:span><text:span text:style-name="T10"> </text:span><text:span text:style-name="T10">a</text:span><text:span text:style-name="T10">b</text:span><text:span text:style-name="T10">o</text:span><text:span text:style-name="T10">u</text:span><text:span text:style-name="T10">t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e</text:span><text:span text:style-name="T10">s</text:span><text:span text:style-name="T10">s</text:span><text:span text:style-name="T10">.</text:span></text:p>
          </draw:text-box>
        </draw:frame>
        <draw:frame draw:style-name="gr32" draw:text-style-name="P5" draw:layer="layout" svg:width="0.459cm" svg:height="0.467cm" svg:x="2.505cm" svg:y="18.019cm">
          <draw:text-box>
            <text:p text:style-name="P2"><text:span text:style-name="T12">❑ </text:span></text:p>
          </draw:text-box>
        </draw:frame>
        <draw:frame draw:style-name="gr36" draw:text-style-name="P5" draw:layer="layout" svg:width="16.652cm" svg:height="0.454cm" svg:x="2.907cm" svg:y="18.069cm">
          <draw:text-box>
            <text:p text:style-name="P2"><text:span text:style-name="T10">The student will submit </text:span><text:span text:style-name="T10">work for reading at least </text:span><text:span text:style-name="T10">____ working days in </text:span><text:span text:style-name="T10">advance by e-</text:span></text:p>
          </draw:text-box>
        </draw:frame>
        <draw:frame draw:style-name="gr37" draw:text-style-name="P5" draw:layer="layout" svg:width="8.744cm" svg:height="0.454cm" svg:x="2.505cm" svg:y="18.51cm">
          <draw:text-box>
            <text:p text:style-name="P2"><text:span text:style-name="T10">mail / other, namely </text:span><text:span text:style-name="T10">____________________</text:span><text:span text:style-name="T10">____</text:span></text:p>
          </draw:text-box>
        </draw:frame>
        <draw:frame draw:style-name="gr32" draw:text-style-name="P5" draw:layer="layout" svg:width="0.459cm" svg:height="0.467cm" svg:x="2.505cm" svg:y="19.303cm">
          <draw:text-box>
            <text:p text:style-name="P2"><text:span text:style-name="T12">❑ </text:span></text:p>
          </draw:text-box>
        </draw:frame>
        <draw:frame draw:style-name="gr38" draw:text-style-name="P5" draw:layer="layout" svg:width="12.401cm" svg:height="0.454cm" svg:x="2.907cm" svg:y="19.353cm">
          <draw:text-box>
            <text:p text:style-name="P2"><text:span text:style-name="T13">T</text:span><text:span text:style-name="T10">he </text:span><text:span text:style-name="T10">supervisor </text:span><text:span text:style-name="T10">will read the </text:span><text:span text:style-name="T10">student’s </text:span><text:span text:style-name="T10">work and give </text:span><text:span text:style-name="T10">feedback.</text:span></text:p>
          </draw:text-box>
        </draw:frame>
        <draw:frame draw:style-name="gr32" draw:text-style-name="P5" draw:layer="layout" svg:width="0.459cm" svg:height="0.467cm" svg:x="2.505cm" svg:y="20.143cm">
          <draw:text-box>
            <text:p text:style-name="P2"><text:span text:style-name="T12">❑ </text:span></text:p>
          </draw:text-box>
        </draw:frame>
        <draw:frame draw:style-name="gr39" draw:text-style-name="P5" draw:layer="layout" svg:width="16.317cm" svg:height="0.454cm" svg:x="2.907cm" svg:y="20.193cm">
          <draw:text-box>
            <text:p text:style-name="P2"><text:span text:style-name="T10">After each meeting, the student will send the supervisor a short e-mail </text:span><text:span text:style-name="T10">confirming </text:span></text:p>
          </draw:text-box>
        </draw:frame>
        <draw:frame draw:style-name="gr40" draw:text-style-name="P5" draw:layer="layout" svg:width="13.439cm" svg:height="0.454cm" svg:x="2.505cm" svg:y="20.634cm">
          <draw:text-box>
            <text:p text:style-name="P2"><text:span text:style-name="T10">agreements </text:span><text:span text:style-name="T10">made during </text:span><text:span text:style-name="T10">the meeting, </text:span><text:span text:style-name="T10">changes to the </text:span><text:span text:style-name="T10">schedule, etc.</text:span></text:p>
          </draw:text-box>
        </draw:frame>
        <draw:frame draw:style-name="gr32" draw:text-style-name="P5" draw:layer="layout" svg:width="0.459cm" svg:height="0.467cm" svg:x="2.505cm" svg:y="21.427cm">
          <draw:text-box>
            <text:p text:style-name="P2"><text:span text:style-name="T12">❑ </text:span></text:p>
          </draw:text-box>
        </draw:frame>
        <draw:frame draw:style-name="gr41" draw:text-style-name="P5" draw:layer="layout" svg:width="11.491cm" svg:height="0.454cm" svg:x="2.907cm" svg:y="21.477cm">
          <draw:text-box>
            <text:p text:style-name="P2"><text:span text:style-name="T10">____________________</text:span><text:span text:style-name="T10">____________________</text:span><text:span text:style-name="T10">___________________</text:span></text:p>
          </draw:text-box>
        </draw:frame>
        <draw:frame draw:style-name="gr32" draw:text-style-name="P5" draw:layer="layout" svg:width="0.459cm" svg:height="0.467cm" svg:x="2.505cm" svg:y="22.266cm">
          <draw:text-box>
            <text:p text:style-name="P2"><text:span text:style-name="T12">❑ </text:span></text:p>
          </draw:text-box>
        </draw:frame>
        <draw:frame draw:style-name="gr41" draw:text-style-name="P5" draw:layer="layout" svg:width="11.491cm" svg:height="0.454cm" svg:x="2.907cm" svg:y="22.316cm">
          <draw:text-box>
            <text:p text:style-name="P2"><text:span text:style-name="T10">___________________________________________________________</text:span></text:p>
          </draw:text-box>
        </draw:frame>
        <draw:frame draw:style-name="gr42" draw:text-style-name="P10" draw:layer="layout" svg:width="3.245cm" svg:height="0.586cm" svg:x="2.505cm" svg:y="22.97cm">
          <draw:text-box>
            <text:p text:style-name="P2"><text:span text:style-name="T11">Assessmen</text:span><text:span text:style-name="T11">t</text:span></text:p>
          </draw:text-box>
        </draw:frame>
        <draw:frame draw:style-name="gr43" draw:text-style-name="P5" draw:layer="layout" svg:width="18.019cm" svg:height="0.454cm" svg:x="2.505cm" svg:y="23.53cm">
          <draw:text-box>
            <text:p text:style-name="P2"><text:span text:style-name="T10">The </text:span><text:span text:style-name="T10">supervis</text:span><text:span text:style-name="T10">or and </text:span><text:span text:style-name="T10">student </text:span><text:span text:style-name="T10">make </text:span><text:span text:style-name="T10">agreem</text:span><text:span text:style-name="T10">ents on </text:span><text:span text:style-name="T10">the </text:span><text:span text:style-name="T10">assessm</text:span><text:span text:style-name="T10">ent of </text:span><text:span text:style-name="T10">the </text:span><text:span text:style-name="T10">Bachelo</text:span><text:span text:style-name="T10">r’s </text:span><text:span text:style-name="T10">project. </text:span></text:p>
          </draw:text-box>
        </draw:frame>
        <draw:frame draw:style-name="gr44" draw:text-style-name="P5" draw:layer="layout" svg:width="10.509cm" svg:height="0.454cm" svg:x="2.505cm" svg:y="23.971cm">
          <draw:text-box>
            <text:p text:style-name="P2"><text:span text:style-name="T10">These agreements </text:span><text:span text:style-name="T10">can also be made at </text:span><text:span text:style-name="T10">a later stage. </text:span></text:p>
          </draw:text-box>
        </draw:frame>
        <draw:frame draw:style-name="gr45" draw:text-style-name="P5" draw:layer="layout" svg:width="9.963cm" svg:height="0.458cm" svg:x="2.505cm" svg:y="24.853cm">
          <draw:text-box>
            <text:p text:style-name="P2"><text:span text:style-name="T4">Agreeme</text:span><text:span text:style-name="T4">nts made </text:span><text:span text:style-name="T4">with </text:span><text:span text:style-name="T4">regard </text:span><text:span text:style-name="T4">to </text:span><text:span text:style-name="T4">assessm</text:span><text:span text:style-name="T4">ent:</text:span></text:p>
          </draw:text-box>
        </draw:frame>
        <draw:frame draw:style-name="gr32" draw:text-style-name="P5" draw:layer="layout" svg:width="0.459cm" svg:height="0.467cm" svg:x="2.505cm" svg:y="25.685cm">
          <draw:text-box>
            <text:p text:style-name="P2"><text:span text:style-name="T14">❑</text:span><text:span text:style-name="T14"> </text:span></text:p>
          </draw:text-box>
        </draw:frame>
        <draw:frame draw:style-name="gr46" draw:text-style-name="P5" draw:layer="layout" svg:width="13.536cm" svg:height="0.454cm" svg:x="2.907cm" svg:y="25.735cm">
          <draw:text-box>
            <text:p text:style-name="P2"><text:span text:style-name="T10">T</text:span><text:span text:style-name="T10">h</text:span><text:span text:style-name="T10">e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 </text:span><text:span text:style-name="T10">w</text:span><text:span text:style-name="T10">il</text:span><text:span text:style-name="T10">l </text:span><text:span text:style-name="T10">w</text:span><text:span text:style-name="T10">o</text:span><text:span text:style-name="T10">r</text:span><text:span text:style-name="T10">k </text:span><text:span text:style-name="T10">a</text:span><text:span text:style-name="T10">l</text:span><text:span text:style-name="T10">o</text:span><text:span text:style-name="T10">n</text:span><text:span text:style-name="T10">e </text:span><text:span text:style-name="T10">/ </text:span><text:span text:style-name="T10">j</text:span><text:span text:style-name="T10">o</text:span><text:span text:style-name="T10">i</text:span><text:span text:style-name="T10">n</text:span><text:span text:style-name="T10">tl</text:span><text:span text:style-name="T10">y </text:span><text:span text:style-name="T10">o</text:span><text:span text:style-name="T10">n </text:span><text:span text:style-name="T10">t</text:span><text:span text:style-name="T10">h</text:span><text:span text:style-name="T10">e </text:span><text:span text:style-name="T10">B</text:span><text:span text:style-name="T10">a</text:span><text:span text:style-name="T10">c</text:span><text:span text:style-name="T10">h</text:span><text:span text:style-name="T10">e</text:span><text:span text:style-name="T10">l</text:span><text:span text:style-name="T10">o</text:span><text:span text:style-name="T10">r’</text:span><text:span text:style-name="T10">s </text:span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 </text:span><text:span text:style-name="T10">r</text:span><text:span text:style-name="T10">e</text:span><text:span text:style-name="T10">p</text:span><text:span text:style-name="T10">o</text:span><text:span text:style-name="T10">r</text:span><text:span text:style-name="T10">t</text:span></text:p>
          </draw:text-box>
        </draw:frame>
        <draw:frame draw:style-name="gr47" draw:text-style-name="P5" draw:layer="layout" svg:width="5.467cm" svg:height="0.454cm" svg:x="2.505cm" svg:y="26.176cm">
          <draw:text-box>
            <text:p text:style-name="P2"><text:span text:style-name="T10">w</text:span><text:span text:style-name="T10">it</text:span><text:span text:style-name="T10">h 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polygon draw:style-name="gr48" draw:text-style-name="P12" draw:layer="layout" svg:width="15.966cm" svg:height="0.01cm" svg:x="2.501cm" svg:y="11.532cm" svg:viewBox="0 0 15967 11" draw:points="0,11 15967,11 15967,0 0,0">
          <text:p/>
        </draw:polygon>
        <draw:polygon draw:style-name="gr48" draw:text-style-name="P12" draw:layer="layout" svg:width="15.966cm" svg:height="0.012cm" svg:x="2.501cm" svg:y="11.514cm" svg:viewBox="0 0 15967 13" draw:points="0,13 15967,13 15967,0 0,0">
          <text:p/>
        </draw:polygon>
        <draw:frame draw:style-name="gr49" draw:text-style-name="P5" draw:layer="layout" svg:width="15.572cm" svg:height="0.454cm" svg:x="2.505cm" svg:y="27.058cm">
          <draw:text-box>
            <text:p text:style-name="P2"><text:span text:style-name="T10">E</text:span><text:span text:style-name="T10">a</text:span><text:span text:style-name="T10">c</text:span><text:span text:style-name="T10">h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 </text:span><text:span text:style-name="T10">w</text:span><text:span text:style-name="T10">il</text:span><text:span text:style-name="T10">l </text:span><text:span text:style-name="T10">b</text:span><text:span text:style-name="T10">e </text:span><text:span text:style-name="T10">g</text:span><text:span text:style-name="T10">i</text:span><text:span text:style-name="T10">v</text:span><text:span text:style-name="T10">e</text:span><text:span text:style-name="T10">n </text:span><text:span text:style-name="T10">a</text:span><text:span text:style-name="T10">n </text:span><text:span text:style-name="T10">i</text:span><text:span text:style-name="T10">n</text:span><text:span text:style-name="T10">d</text:span><text:span text:style-name="T10">i</text:span><text:span text:style-name="T10">v</text:span><text:span text:style-name="T10">i</text:span><text:span text:style-name="T10">d</text:span><text:span text:style-name="T10">u</text:span><text:span text:style-name="T10">a</text:span><text:span text:style-name="T10">l </text:span><text:span text:style-name="T10">m</text:span><text:span text:style-name="T10">a</text:span><text:span text:style-name="T10">r</text:span><text:span text:style-name="T10">k </text:span><text:span text:style-name="T10">f</text:span><text:span text:style-name="T10">o</text:span><text:span text:style-name="T10">r </text:span><text:span text:style-name="T10">t</text:span><text:span text:style-name="T10">h</text:span><text:span text:style-name="T10">e </text:span><text:span text:style-name="T10">B</text:span><text:span text:style-name="T10">a</text:span><text:span text:style-name="T10">c</text:span><text:span text:style-name="T10">h</text:span><text:span text:style-name="T10">e</text:span><text:span text:style-name="T10">l</text:span><text:span text:style-name="T10">o</text:span><text:span text:style-name="T10">r’</text:span><text:span text:style-name="T10">s </text:span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 </text:span><text:span text:style-name="T10">r</text:span><text:span text:style-name="T10">e</text:span><text:span text:style-name="T10">p</text:span><text:span text:style-name="T10">o</text:span><text:span text:style-name="T10">r</text:span><text:span text:style-name="T10">t</text:span></text:p>
          </draw:text-box>
        </draw:frame>
        <draw:frame draw:style-name="gr50" draw:text-style-name="P9" draw:layer="layout" svg:width="4.108cm" svg:height="0.471cm" svg:x="8.153cm" svg:y="0.949cm">
          <draw:text-box>
            <text:p text:style-name="P2"><text:span text:style-name="T15">f</text:span><text:span text:style-name="T15">a</text:span><text:span text:style-name="T15">c</text:span><text:span text:style-name="T15">u</text:span><text:span text:style-name="T15">lt</text:span><text:span text:style-name="T15">y </text:span><text:span text:style-name="T15">o</text:span><text:span text:style-name="T15">f </text:span><text:span text:style-name="T15">m</text:span><text:span text:style-name="T15">a</text:span><text:span text:style-name="T15">t</text:span><text:span text:style-name="T15">h</text:span><text:span text:style-name="T15">e</text:span><text:span text:style-name="T15">m</text:span><text:span text:style-name="T15">a</text:span><text:span text:style-name="T15">ti</text:span><text:span text:style-name="T15">c</text:span><text:span text:style-name="T15">s</text:span></text:p>
          </draw:text-box>
        </draw:frame>
        <draw:frame draw:style-name="gr51" draw:text-style-name="P9" draw:layer="layout" svg:width="3.672cm" svg:height="0.471cm" svg:x="8.153cm" svg:y="1.436cm">
          <draw:text-box>
            <text:p text:style-name="P2"><text:span text:style-name="T15">a</text:span><text:span text:style-name="T15">n</text:span><text:span text:style-name="T15">d </text:span><text:span text:style-name="T15">n</text:span><text:span text:style-name="T15">a</text:span><text:span text:style-name="T15">t</text:span><text:span text:style-name="T15">u</text:span><text:span text:style-name="T15">r</text:span><text:span text:style-name="T15">al </text:span><text:span text:style-name="T15">s</text:span><text:span text:style-name="T15">ci</text:span><text:span text:style-name="T15">e</text:span><text:span text:style-name="T15">n</text:span><text:span text:style-name="T15">c</text:span><text:span text:style-name="T15">e</text:span><text:span text:style-name="T15">s</text:span></text:p>
          </draw:text-box>
        </draw:frame>
        <draw:frame draw:style-name="gr52" draw:text-style-name="P9" draw:layer="layout" svg:width="3.914cm" svg:height="0.471cm" svg:x="13.31cm" svg:y="0.949cm">
          <draw:text-box>
            <text:p text:style-name="P2"><text:span text:style-name="T15">a</text:span><text:span text:style-name="T15">rt</text:span><text:span text:style-name="T15">if</text:span><text:span text:style-name="T15">ic</text:span><text:span text:style-name="T15">ia</text:span><text:span text:style-name="T15">l </text:span><text:span text:style-name="T15">i</text:span><text:span text:style-name="T15">n</text:span><text:span text:style-name="T15">te</text:span><text:span text:style-name="T15">lli</text:span><text:span text:style-name="T15">g</text:span><text:span text:style-name="T15">e</text:span><text:span text:style-name="T15">n</text:span><text:span text:style-name="T15">c</text:span><text:span text:style-name="T15">e <text:s/></text:span></text:p>
          </draw:text-box>
        </draw:frame>
        <draw:frame draw:style-name="gr53" draw:text-style-name="P9" draw:layer="layout" svg:width="5.848cm" svg:height="0.471cm" svg:x="13.31cm" svg:y="1.436cm">
          <draw:text-box>
            <text:p text:style-name="P2"><text:span text:style-name="T15">h</text:span><text:span text:style-name="T15">u</text:span><text:span text:style-name="T15">m</text:span><text:span text:style-name="T15">a</text:span><text:span text:style-name="T15">n</text:span><text:span text:style-name="T15">-</text:span><text:span text:style-name="T15">m</text:span><text:span text:style-name="T15">a</text:span><text:span text:style-name="T15">c</text:span><text:span text:style-name="T15">h</text:span><text:span text:style-name="T15">i</text:span><text:span text:style-name="T15">n</text:span><text:span text:style-name="T15">e </text:span><text:span text:style-name="T15">c</text:span><text:span text:style-name="T15">o</text:span><text:span text:style-name="T15">m</text:span><text:span text:style-name="T15">m</text:span><text:span text:style-name="T15">u</text:span><text:span text:style-name="T15">n</text:span><text:span text:style-name="T15">ic</text:span><text:span text:style-name="T15">a</text:span><text:span text:style-name="T15">ti</text:span><text:span text:style-name="T15">o</text:span><text:span text:style-name="T15">n</text:span></text:p>
          </draw:text-box>
        </draw:frame>
        <draw:frame draw:style-name="gr54" draw:text-style-name="P13" draw:layer="layout" svg:width="9.271cm" svg:height="1.016cm" svg:x="5.421cm" svg:y="5.31cm">
          <draw:text-box>
            <text:p><text:span text:style-name="T16">Is</text:span><text:span text:style-name="T16">ol</text:span><text:span text:style-name="T16">at</text:span><text:span text:style-name="T16">in</text:span><text:span text:style-name="T16">g </text:span><text:span text:style-name="T16">W</text:span><text:span text:style-name="T16">il</text:span><text:span text:style-name="T16">d</text:span><text:span text:style-name="T16">fi</text:span><text:span text:style-name="T16">re</text:span><text:span text:style-name="T16">s </text:span><text:span text:style-name="T16">u</text:span><text:span text:style-name="T16">si</text:span><text:span text:style-name="T16">n</text:span><text:span text:style-name="T16">g </text:span><text:span text:style-name="T16">a </text:span><text:span text:style-name="T16">w</text:span><text:span text:style-name="T16">a</text:span><text:span text:style-name="T16">y</text:span><text:span text:style-name="T16">p</text:span><text:span text:style-name="T16">oi</text:span><text:span text:style-name="T16">nt</text:span><text:span text:style-name="T16">-</text:span><text:span text:style-name="T16">g</text:span><text:span text:style-name="T16">e</text:span><text:span text:style-name="T16">n</text:span><text:span text:style-name="T16">er</text:span><text:span text:style-name="T16">at</text:span><text:span text:style-name="T16">in</text:span><text:span text:style-name="T16">g </text:span><text:span text:style-name="T16">C</text:span><text:span text:style-name="T16">N</text:span><text:span text:style-name="T16">N </text:span><text:span text:style-name="T16">b</text:span><text:span text:style-name="T16">a</text:span><text:span text:style-name="T16">s</text:span><text:span text:style-name="T16">e</text:span><text:span text:style-name="T16">d </text:span><text:span text:style-name="T16">M</text:span><text:span text:style-name="T16">ul</text:span><text:span text:style-name="T16">ti</text:span><text:span text:style-name="T16">-</text:span><text:span text:style-name="T16">a</text:span><text:span text:style-name="T16">g</text:span><text:span text:style-name="T16">e</text:span><text:span text:style-name="T16">nt </text:span><text:span text:style-name="T16">s</text:span><text:span text:style-name="T16">y</text:span><text:span text:style-name="T16">st</text:span><text:span text:style-name="T16">e</text:span><text:span text:style-name="T16">m</text:span></text:p>
          </draw:text-box>
        </draw:frame>
        <draw:frame draw:style-name="gr55" draw:text-style-name="P13" draw:layer="layout" svg:width="2.402cm" svg:height="0.433cm" svg:x="5.548cm" svg:y="9.501cm">
          <draw:text-box>
            <text:p><text:span text:style-name="T16">M</text:span><text:span text:style-name="T16">ar</text:span><text:span text:style-name="T16">c</text:span><text:span text:style-name="T16">o </text:span><text:span text:style-name="T16">W</text:span><text:span text:style-name="T16">ie</text:span><text:span text:style-name="T16">ri</text:span><text:span text:style-name="T16">n</text:span><text:span text:style-name="T16">g</text:span></text:p>
          </draw:text-box>
        </draw:frame>
        <draw:frame draw:style-name="gr56" draw:text-style-name="P13" draw:layer="layout" svg:width="3.152cm" svg:height="0.433cm" svg:x="14.184cm" svg:y="9.374cm">
          <draw:text-box>
            <text:p><text:span text:style-name="T16">m</text:span><text:span text:style-name="T16">.a</text:span><text:span text:style-name="T16">.</text:span><text:span text:style-name="T16">w</text:span><text:span text:style-name="T16">ie</text:span><text:span text:style-name="T16">ri</text:span><text:span text:style-name="T16">n</text:span><text:span text:style-name="T16">g</text:span><text:span text:style-name="T16">@</text:span><text:span text:style-name="T16">r</text:span><text:span text:style-name="T16">u</text:span><text:span text:style-name="T16">g.</text:span><text:span text:style-name="T16">nl</text:span></text:p>
          </draw:text-box>
        </draw:frame>
        <draw:path draw:style-name="gr57" draw:text-style-name="P14" draw:layer="layout" svg:width="3.554cm" svg:height="0.042cm" svg:x="12.7cm" svg:y="16.42cm" svg:viewBox="0 0 3555 43" svg:d="M0 0c219 17 439 41 661 33 307-11 618 0 926 0 385 0 773 22 1158 0 238-14 475 4 711-33h99">
          <text:p/>
        </draw:path>
        <draw:frame draw:style-name="gr58" draw:text-style-name="P13" draw:layer="layout" svg:width="14.908cm" svg:height="0.865cm" svg:x="3.135cm" svg:y="21.566cm">
          <draw:text-box>
            <text:p><text:span text:style-name="T16">Junior Lecturers Jelle </text:span><text:span text:style-name="T16">Visser and Henry </text:span><text:span text:style-name="T16">Mathuis are going to </text:span><text:span text:style-name="T16">organize online meetings </text:span><text:span text:style-name="T16">with us </text:span></text:p>
            <text:p><text:span text:style-name="T16">every 1-2 weeks.</text:span></text:p>
          </draw:text-box>
        </draw:frame>
        <draw:frame draw:style-name="gr59" draw:text-style-name="P15" draw:layer="layout" svg:width="16.002cm" svg:height="0.865cm" svg:x="3.008cm" svg:y="22.352cm">
          <draw:text-box>
            <text:p><text:span text:style-name="T16">Marco </text:span><text:span text:style-name="T16">Wiering is </text:span><text:span text:style-name="T16">kept up-</text:span><text:span text:style-name="T16">to-date </text:span><text:span text:style-name="T16">every 2/3 </text:span><text:span text:style-name="T16">weeks</text:span></text:p>
          </draw:text-box>
        </draw:frame>
        <draw:frame draw:style-name="gr60" draw:text-style-name="P15" draw:layer="layout" svg:width="13.97cm" svg:height="4.827cm" svg:x="4.659cm" svg:y="7.595cm">
          <draw:text-box>
            <text:p><text:span text:style-name="T16">Mar</text:span><text:span text:style-name="T16">kus </text:span><text:span text:style-name="T16">Bäu</text:span><text:span text:style-name="T16">erlei</text:span><text:span text:style-name="T16">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s366</text:span><text:span text:style-name="T16">489</text:span><text:span text:style-name="T16">9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3"/></text:span><text:span text:style-name="T16">m.ba</text:span><text:span text:style-name="T16">uerle</text:span><text:span text:style-name="T16">in@</text:span><text:span text:style-name="T16">stud</text:span><text:span text:style-name="T16">ent.r</text:span><text:span text:style-name="T16">ug.n</text:span><text:span text:style-name="T16">l</text:span></text:p>
          </draw:text-box>
        </draw:frame>
      </draw:page>
      <draw:page draw:name="page2" draw:style-name="dp1" draw:master-page-name="master-page58">
        <draw:frame draw:style-name="gr61" draw:text-style-name="P10" draw:layer="layout" svg:width="6.725cm" svg:height="0.586cm" svg:x="2.505cm" svg:y="1.732cm">
          <draw:text-box>
            <text:p text:style-name="P2"><text:span text:style-name="T11">S</text:span><text:span text:style-name="T11">c</text:span><text:span text:style-name="T11">h</text:span><text:span text:style-name="T11">e</text:span><text:span text:style-name="T11">d</text:span><text:span text:style-name="T11">u</text:span><text:span text:style-name="T11">l</text:span><text:span text:style-name="T11">e </text:span><text:span text:style-name="T11">a</text:span><text:span text:style-name="T11">n</text:span><text:span text:style-name="T11">d</text:span><text:span text:style-name="T11"> </text:span><text:span text:style-name="T11">d</text:span><text:span text:style-name="T11">e</text:span><text:span text:style-name="T11">a</text:span><text:span text:style-name="T11">d</text:span><text:span text:style-name="T11">l</text:span><text:span text:style-name="T11">i</text:span><text:span text:style-name="T11">n</text:span><text:span text:style-name="T11">e</text:span><text:span text:style-name="T11">s</text:span><text:span text:style-name="T17"> </text:span></text:p>
          </draw:text-box>
        </draw:frame>
        <draw:frame draw:style-name="gr62" draw:text-style-name="P5" draw:layer="layout" svg:width="17.325cm" svg:height="0.454cm" svg:x="2.505cm" svg:y="2.293cm">
          <draw:text-box>
            <text:p text:style-name="P2"><text:span text:style-name="T10">T</text:span><text:span text:style-name="T10">h</text:span><text:span text:style-name="T10">e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 </text:span><text:span text:style-name="T10">a</text:span><text:span text:style-name="T10">n</text:span><text:span text:style-name="T10">d </text:span><text:span text:style-name="T10">t</text:span><text:span text:style-name="T10">h</text:span><text:span text:style-name="T10">e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o</text:span><text:span text:style-name="T10">r </text:span><text:span text:style-name="T10">m</text:span><text:span text:style-name="T10">a</text:span><text:span text:style-name="T10">k</text:span><text:span text:style-name="T10">e </text:span><text:span text:style-name="T10">a</text:span><text:span text:style-name="T10">g</text:span><text:span text:style-name="T10">r</text:span><text:span text:style-name="T10">e</text:span><text:span text:style-name="T10">e</text:span><text:span text:style-name="T10">m</text:span><text:span text:style-name="T10">e</text:span><text:span text:style-name="T10">n</text:span><text:span text:style-name="T10">t</text:span><text:span text:style-name="T10">s </text:span><text:span text:style-name="T10">a</text:span><text:span text:style-name="T10">b</text:span><text:span text:style-name="T10">o</text:span><text:span text:style-name="T10">u</text:span><text:span text:style-name="T10">t </text:span><text:span text:style-name="T10">t</text:span><text:span text:style-name="T10">h</text:span><text:span text:style-name="T10">e </text:span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 </text:span><text:span text:style-name="T10">s</text:span><text:span text:style-name="T10">c</text:span><text:span text:style-name="T10">h</text:span><text:span text:style-name="T10">e</text:span><text:span text:style-name="T10">d</text:span><text:span text:style-name="T10">u</text:span><text:span text:style-name="T10">li</text:span><text:span text:style-name="T10">n</text:span><text:span text:style-name="T10">g </text:span><text:span text:style-name="T10">a</text:span><text:span text:style-name="T10">n</text:span><text:span text:style-name="T10">d </text:span><text:span text:style-name="T10">t</text:span><text:span text:style-name="T10">h</text:span><text:span text:style-name="T10">e </text:span></text:p>
          </draw:text-box>
        </draw:frame>
        <draw:frame draw:style-name="gr63" draw:text-style-name="P5" draw:layer="layout" svg:width="18.307cm" svg:height="0.454cm" svg:x="2.505cm" svg:y="2.734cm">
          <draw:text-box>
            <text:p text:style-name="P2"><text:span text:style-name="T10">d</text:span><text:span text:style-name="T10">e</text:span><text:span text:style-name="T10">a</text:span><text:span text:style-name="T10">d</text:span><text:span text:style-name="T10">li</text:span><text:span text:style-name="T10">n</text:span><text:span text:style-name="T10">e</text:span><text:span text:style-name="T10">s </text:span><text:span text:style-name="T10">f</text:span><text:span text:style-name="T10">o</text:span><text:span text:style-name="T10">r </text:span><text:span text:style-name="T10">s</text:span><text:span text:style-name="T10">u</text:span><text:span text:style-name="T10">b</text:span><text:span text:style-name="T10">m</text:span><text:span text:style-name="T10">it</text:span><text:span text:style-name="T10">ti</text:span><text:span text:style-name="T10">n</text:span><text:span text:style-name="T10">g </text:span><text:span text:style-name="T10">i</text:span><text:span text:style-name="T10">n</text:span><text:span text:style-name="T10">t</text:span><text:span text:style-name="T10">e</text:span><text:span text:style-name="T10">ri</text:span><text:span text:style-name="T10">m</text:span><text:span text:style-name="T10"> </text:span><text:span text:style-name="T10">p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s</text:span><text:span text:style-name="T10">. </text:span><text:span text:style-name="T10">C</text:span><text:span text:style-name="T10">h</text:span><text:span text:style-name="T10">a</text:span><text:span text:style-name="T10">n</text:span><text:span text:style-name="T10">g</text:span><text:span text:style-name="T10">e</text:span><text:span text:style-name="T10">s </text:span><text:span text:style-name="T10">t</text:span><text:span text:style-name="T10">o </text:span><text:span text:style-name="T10">t</text:span><text:span text:style-name="T10">h</text:span><text:span text:style-name="T10">e </text:span><text:span text:style-name="T10">s</text:span><text:span text:style-name="T10">c</text:span><text:span text:style-name="T10">h</text:span><text:span text:style-name="T10">e</text:span><text:span text:style-name="T10">d</text:span><text:span text:style-name="T10">u</text:span><text:span text:style-name="T10">l</text:span><text:span text:style-name="T10">e</text:span><text:span text:style-name="T10">/</text:span><text:span text:style-name="T10">d</text:span><text:span text:style-name="T10">e</text:span><text:span text:style-name="T10">a</text:span><text:span text:style-name="T10">d</text:span><text:span text:style-name="T10">li</text:span><text:span text:style-name="T10">n</text:span><text:span text:style-name="T10">e</text:span><text:span text:style-name="T10">s </text:span><text:span text:style-name="T10">a</text:span><text:span text:style-name="T10">r</text:span><text:span text:style-name="T10">e </text:span><text:span text:style-name="T10">s</text:span><text:span text:style-name="T10">u</text:span><text:span text:style-name="T10">b</text:span><text:span text:style-name="T10">j</text:span><text:span text:style-name="T10">e</text:span><text:span text:style-name="T10">c</text:span><text:span text:style-name="T10">t </text:span><text:span text:style-name="T10">t</text:span><text:span text:style-name="T10">o </text:span></text:p>
          </draw:text-box>
        </draw:frame>
        <draw:frame draw:style-name="gr64" draw:text-style-name="P5" draw:layer="layout" svg:width="9.773cm" svg:height="0.454cm" svg:x="2.505cm" svg:y="3.175cm">
          <draw:text-box>
            <text:p text:style-name="P2"><text:span text:style-name="T10">c</text:span><text:span text:style-name="T10">o</text:span><text:span text:style-name="T10">n</text:span><text:span text:style-name="T10">s</text:span><text:span text:style-name="T10">u</text:span><text:span text:style-name="T10">lt</text:span><text:span text:style-name="T10">a</text:span><text:span text:style-name="T10">ti</text:span><text:span text:style-name="T10">o</text:span><text:span text:style-name="T10">n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t</text:span><text:span text:style-name="T10">h</text:span><text:span text:style-name="T10">e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 </text:span><text:span text:style-name="T10">a</text:span><text:span text:style-name="T10">n</text:span><text:span text:style-name="T10">d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o</text:span><text:span text:style-name="T10">r.</text:span></text:p>
          </draw:text-box>
        </draw:frame>
        <draw:frame draw:style-name="gr65" draw:text-style-name="P5" draw:layer="layout" svg:width="11.055cm" svg:height="0.454cm" svg:x="2.505cm" svg:y="3.616cm">
          <draw:text-box>
            <text:p text:style-name="P2"><text:span text:style-name="T10">A</text:span><text:span text:style-name="T10">n 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 </text:span><text:span text:style-name="T10">o</text:span><text:span text:style-name="T10">f </text:span><text:span text:style-name="T10">a </text:span><text:span text:style-name="T10">s</text:span><text:span text:style-name="T10">c</text:span><text:span text:style-name="T10">h</text:span><text:span text:style-name="T10">e</text:span><text:span text:style-name="T10">d</text:span><text:span text:style-name="T10">u</text:span><text:span text:style-name="T10">l</text:span><text:span text:style-name="T10">e </text:span><text:span text:style-name="T10">c</text:span><text:span text:style-name="T10">a</text:span><text:span text:style-name="T10">n </text:span><text:span text:style-name="T10">b</text:span><text:span text:style-name="T10">e </text:span><text:span text:style-name="T10">f</text:span><text:span text:style-name="T10">o</text:span><text:span text:style-name="T10">u</text:span><text:span text:style-name="T10">n</text:span><text:span text:style-name="T10">d </text:span><text:span text:style-name="T10">i</text:span><text:span text:style-name="T10">n </text:span><text:span text:style-name="T10">t</text:span><text:span text:style-name="T10">h</text:span><text:span text:style-name="T10">e </text:span><text:span text:style-name="T10">A</text:span><text:span text:style-name="T10">p</text:span><text:span text:style-name="T10">p</text:span><text:span text:style-name="T10">e</text:span><text:span text:style-name="T10">n</text:span><text:span text:style-name="T10">d</text:span><text:span text:style-name="T10">i</text:span><text:span text:style-name="T10">x</text:span><text:span text:style-name="T10">.</text:span></text:p>
          </draw:text-box>
        </draw:frame>
        <draw:frame draw:style-name="gr66" draw:text-style-name="P5" draw:layer="layout" svg:width="9.853cm" svg:height="0.458cm" svg:x="2.505cm" svg:y="4.459cm">
          <draw:text-box>
            <text:p text:style-name="P2"><text:span text:style-name="T4">A</text:span><text:span text:style-name="T4">g</text:span><text:span text:style-name="T4">r</text:span><text:span text:style-name="T4">e</text:span><text:span text:style-name="T4">e</text:span><text:span text:style-name="T4">m</text:span><text:span text:style-name="T4">e</text:span><text:span text:style-name="T4">n</text:span><text:span text:style-name="T4">t</text:span><text:span text:style-name="T4">s </text:span><text:span text:style-name="T4">m</text:span><text:span text:style-name="T4">a</text:span><text:span text:style-name="T4">d</text:span><text:span text:style-name="T4">e </text:span><text:span text:style-name="T4">w</text:span><text:span text:style-name="T4">i</text:span><text:span text:style-name="T4">t</text:span><text:span text:style-name="T4">h </text:span><text:span text:style-name="T4">r</text:span><text:span text:style-name="T4">e</text:span><text:span text:style-name="T4">g</text:span><text:span text:style-name="T4">a</text:span><text:span text:style-name="T4">r</text:span><text:span text:style-name="T4">d </text:span><text:span text:style-name="T4">t</text:span><text:span text:style-name="T4">o </text:span><text:span text:style-name="T4">s</text:span><text:span text:style-name="T4">c</text:span><text:span text:style-name="T4">h</text:span><text:span text:style-name="T4">e</text:span><text:span text:style-name="T4">d</text:span><text:span text:style-name="T4">u</text:span><text:span text:style-name="T4">li</text:span><text:span text:style-name="T4">n</text:span><text:span text:style-name="T4">g</text:span><text:span text:style-name="T4">:</text:span></text:p>
          </draw:text-box>
        </draw:frame>
        <draw:frame draw:style-name="gr67" draw:text-style-name="P5" draw:layer="layout" svg:width="8.21cm" svg:height="0.454cm" svg:x="2.505cm" svg:y="5.298cm">
          <draw:text-box>
            <text:p text:style-name="P2"><text:span text:style-name="T10">D</text:span><text:span text:style-name="T10">e</text:span><text:span text:style-name="T10">a</text:span><text:span text:style-name="T10">d</text:span><text:span text:style-name="T10">li</text:span><text:span text:style-name="T10">n</text:span><text:span text:style-name="T10">e </text:span><text:span text:style-name="T10">f</text:span><text:span text:style-name="T10">o</text:span><text:span text:style-name="T10">r </text:span><text:span text:style-name="T10">s</text:span><text:span text:style-name="T10">u</text:span><text:span text:style-name="T10">b</text:span><text:span text:style-name="T10">m</text:span><text:span text:style-name="T10">it</text:span><text:span text:style-name="T10">ti</text:span><text:span text:style-name="T10">n</text:span><text:span text:style-name="T10">g </text:span><text:span text:style-name="T10">f</text:span><text:span text:style-name="T10">u</text:span><text:span text:style-name="T10">r</text:span><text:span text:style-name="T10">t</text:span><text:span text:style-name="T10">h</text:span><text:span text:style-name="T10">e</text:span><text:span text:style-name="T10">r </text:span><text:span text:style-name="T10">s</text:span><text:span text:style-name="T10">c</text:span><text:span text:style-name="T10">h</text:span><text:span text:style-name="T10">e</text:span><text:span text:style-name="T10">d</text:span><text:span text:style-name="T10">u</text:span><text:span text:style-name="T10">l</text:span><text:span text:style-name="T10">e</text:span><text:span text:style-name="T10">:</text:span></text:p>
          </draw:text-box>
        </draw:frame>
        <draw:frame draw:style-name="gr68" draw:text-style-name="P7" draw:layer="layout" svg:width="5.158cm" svg:height="0.412cm" svg:x="10.442cm" svg:y="5.331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69" draw:text-style-name="P10" draw:layer="layout" svg:width="2.961cm" svg:height="0.586cm" svg:x="2.505cm" svg:y="7.204cm">
          <draw:text-box>
            <text:p text:style-name="P2"><text:span text:style-name="T11">E</text:span><text:span text:style-name="T11">v</text:span><text:span text:style-name="T11">a</text:span><text:span text:style-name="T11">l</text:span><text:span text:style-name="T11">u</text:span><text:span text:style-name="T11">a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70" draw:text-style-name="P5" draw:layer="layout" svg:width="18.489cm" svg:height="0.454cm" svg:x="2.505cm" svg:y="7.768cm">
          <draw:text-box>
            <text:p text:style-name="P2"><text:span text:style-name="T10">T</text:span><text:span text:style-name="T10">h</text:span><text:span text:style-name="T10">e </text:span><text:span text:style-name="T10">B</text:span><text:span text:style-name="T10">a</text:span><text:span text:style-name="T10">c</text:span><text:span text:style-name="T10">h</text:span><text:span text:style-name="T10">e</text:span><text:span text:style-name="T10">l</text:span><text:span text:style-name="T10">o</text:span><text:span text:style-name="T10">r’</text:span><text:span text:style-name="T10">s </text:span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 </text:span><text:span text:style-name="T10">w</text:span><text:span text:style-name="T10">il</text:span><text:span text:style-name="T10">l </text:span><text:span text:style-name="T10">b</text:span><text:span text:style-name="T10">e </text:span><text:span text:style-name="T10">e</text:span><text:span text:style-name="T10">v</text:span><text:span text:style-name="T10">a</text:span><text:span text:style-name="T10">l</text:span><text:span text:style-name="T10">u</text:span><text:span text:style-name="T10">a</text:span><text:span text:style-name="T10">t</text:span><text:span text:style-name="T10">e</text:span><text:span text:style-name="T10">d </text:span><text:span text:style-name="T10">a</text:span><text:span text:style-name="T10">ft</text:span><text:span text:style-name="T10">e</text:span><text:span text:style-name="T10">r </text:span><text:span text:style-name="T10">t</text:span><text:span text:style-name="T10">w</text:span><text:span text:style-name="T10">o </text:span><text:span text:style-name="T10">m</text:span><text:span text:style-name="T10">o</text:span><text:span text:style-name="T10">n</text:span><text:span text:style-name="T10">t</text:span><text:span text:style-name="T10">h</text:span><text:span text:style-name="T10">s</text:span><text:span text:style-name="T10">. </text:span><text:span text:style-name="T10">B</text:span><text:span text:style-name="T10">o</text:span><text:span text:style-name="T10">t</text:span><text:span text:style-name="T10">h </text:span><text:span text:style-name="T10">p</text:span><text:span text:style-name="T10">a</text:span><text:span text:style-name="T10">r</text:span><text:span text:style-name="T10">ti</text:span><text:span text:style-name="T10">e</text:span><text:span text:style-name="T10">s </text:span><text:span text:style-name="T10">h</text:span><text:span text:style-name="T10">a</text:span><text:span text:style-name="T10">v</text:span><text:span text:style-name="T10">e </text:span><text:span text:style-name="T10">t</text:span><text:span text:style-name="T10">h</text:span><text:span text:style-name="T10">e </text:span><text:span text:style-name="T10">ri</text:span><text:span text:style-name="T10">g</text:span><text:span text:style-name="T10">h</text:span><text:span text:style-name="T10">t </text:span><text:span text:style-name="T10">t</text:span><text:span text:style-name="T10">o </text:span><text:span text:style-name="T10">e</text:span><text:span text:style-name="T10">n</text:span><text:span text:style-name="T10">d </text:span></text:p>
          </draw:text-box>
        </draw:frame>
        <draw:frame draw:style-name="gr71" draw:text-style-name="P5" draw:layer="layout" svg:width="17.371cm" svg:height="0.454cm" svg:x="2.505cm" svg:y="8.209cm">
          <draw:text-box>
            <text:p text:style-name="P2"><text:span text:style-name="T10">t</text:span><text:span text:style-name="T10">h</text:span><text:span text:style-name="T10">e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o</text:span><text:span text:style-name="T10">r</text:span><text:span text:style-name="T10">y </text:span><text:span text:style-name="T10">r</text:span><text:span text:style-name="T10">e</text:span><text:span text:style-name="T10">l</text:span><text:span text:style-name="T10">a</text:span><text:span text:style-name="T10">ti</text:span><text:span text:style-name="T10">o</text:span><text:span text:style-name="T10">n</text:span><text:span text:style-name="T10">s</text:span><text:span text:style-name="T10">h</text:span><text:span text:style-name="T10">i</text:span><text:span text:style-name="T10">p </text:span><text:span text:style-name="T10">o</text:span><text:span text:style-name="T10">r </text:span><text:span text:style-name="T10">m</text:span><text:span text:style-name="T10">a</text:span><text:span text:style-name="T10">k</text:span><text:span text:style-name="T10">e </text:span><text:span text:style-name="T10">f</text:span><text:span text:style-name="T10">u</text:span><text:span text:style-name="T10">r</text:span><text:span text:style-name="T10">t</text:span><text:span text:style-name="T10">h</text:span><text:span text:style-name="T10">e</text:span><text:span text:style-name="T10">r </text:span><text:span text:style-name="T10">a</text:span><text:span text:style-name="T10">g</text:span><text:span text:style-name="T10">r</text:span><text:span text:style-name="T10">e</text:span><text:span text:style-name="T10">e</text:span><text:span text:style-name="T10">m</text:span><text:span text:style-name="T10">e</text:span><text:span text:style-name="T10">n</text:span><text:span text:style-name="T10">t</text:span><text:span text:style-name="T10">s </text:span><text:span text:style-name="T10">a</text:span><text:span text:style-name="T10">b</text:span><text:span text:style-name="T10">o</text:span><text:span text:style-name="T10">u</text:span><text:span text:style-name="T10">t </text:span><text:span text:style-name="T10">t</text:span><text:span text:style-name="T10">h</text:span><text:span text:style-name="T10">e </text:span><text:span text:style-name="T10">n</text:span><text:span text:style-name="T10">a</text:span><text:span text:style-name="T10">t</text:span><text:span text:style-name="T10">u</text:span><text:span text:style-name="T10">r</text:span><text:span text:style-name="T10">e </text:span><text:span text:style-name="T10">a</text:span><text:span text:style-name="T10">n</text:span><text:span text:style-name="T10">d</text:span><text:span text:style-name="T10">/</text:span><text:span text:style-name="T10">o</text:span><text:span text:style-name="T10">r </text:span><text:span text:style-name="T10">o</text:span><text:span text:style-name="T10">t</text:span><text:span text:style-name="T10">h</text:span><text:span text:style-name="T10">e</text:span><text:span text:style-name="T10">r </text:span></text:p>
          </draw:text-box>
        </draw:frame>
        <draw:frame draw:style-name="gr72" draw:text-style-name="P5" draw:layer="layout" svg:width="5.251cm" svg:height="0.454cm" svg:x="2.505cm" svg:y="8.65cm">
          <draw:text-box>
            <text:p text:style-name="P2"><text:span text:style-name="T10">a</text:span><text:span text:style-name="T10">s</text:span><text:span text:style-name="T10">p</text:span><text:span text:style-name="T10">e</text:span><text:span text:style-name="T10">c</text:span><text:span text:style-name="T10">t</text:span><text:span text:style-name="T10">s </text:span><text:span text:style-name="T10">o</text:span><text:span text:style-name="T10">f </text:span><text:span text:style-name="T10">t</text:span><text:span text:style-name="T10">h</text:span><text:span text:style-name="T10">e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i</text:span><text:span text:style-name="T10">o</text:span><text:span text:style-name="T10">n</text:span><text:span text:style-name="T10">.</text:span></text:p>
          </draw:text-box>
        </draw:frame>
        <draw:frame draw:style-name="gr73" draw:text-style-name="P5" draw:layer="layout" svg:width="9.739cm" svg:height="0.458cm" svg:x="2.505cm" svg:y="9.489cm">
          <draw:text-box>
            <text:p text:style-name="P2"><text:span text:style-name="T4">A</text:span><text:span text:style-name="T4">g</text:span><text:span text:style-name="T4">r</text:span><text:span text:style-name="T4">e</text:span><text:span text:style-name="T4">e</text:span><text:span text:style-name="T4">m</text:span><text:span text:style-name="T4">e</text:span><text:span text:style-name="T4">n</text:span><text:span text:style-name="T4">t</text:span><text:span text:style-name="T4">s </text:span><text:span text:style-name="T4">m</text:span><text:span text:style-name="T4">a</text:span><text:span text:style-name="T4">d</text:span><text:span text:style-name="T4">e </text:span><text:span text:style-name="T4">w</text:span><text:span text:style-name="T4">i</text:span><text:span text:style-name="T4">t</text:span><text:span text:style-name="T4">h </text:span><text:span text:style-name="T4">r</text:span><text:span text:style-name="T4">e</text:span><text:span text:style-name="T4">g</text:span><text:span text:style-name="T4">a</text:span><text:span text:style-name="T4">r</text:span><text:span text:style-name="T4">d </text:span><text:span text:style-name="T4">t</text:span><text:span text:style-name="T4">o </text:span><text:span text:style-name="T4">e</text:span><text:span text:style-name="T4">v</text:span><text:span text:style-name="T4">a</text:span><text:span text:style-name="T4">l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frame draw:style-name="gr74" draw:text-style-name="P5" draw:layer="layout" svg:width="3.859cm" svg:height="0.454cm" svg:x="2.505cm" svg:y="10.371cm">
          <draw:text-box>
            <text:p text:style-name="P2"><text:span text:style-name="T10">D</text:span><text:span text:style-name="T10">a</text:span><text:span text:style-name="T10">t</text:span><text:span text:style-name="T10">e </text:span><text:span text:style-name="T10">o</text:span><text:span text:style-name="T10">f </text:span><text:span text:style-name="T10">e</text:span><text:span text:style-name="T10">v</text:span><text:span text:style-name="T10">a</text:span><text:span text:style-name="T10">l</text:span><text:span text:style-name="T10">u</text:span><text:span text:style-name="T10">a</text:span><text:span text:style-name="T10">ti</text:span><text:span text:style-name="T10">o</text:span><text:span text:style-name="T10">n</text:span><text:span text:style-name="T10">: </text:span></text:p>
          </draw:text-box>
        </draw:frame>
        <draw:frame draw:style-name="gr68" draw:text-style-name="P7" draw:layer="layout" svg:width="5.158cm" svg:height="0.412cm" svg:x="10.442cm" svg:y="10.404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75" draw:text-style-name="P10" draw:layer="layout" svg:width="5.035cm" svg:height="0.586cm" svg:x="2.505cm" svg:y="12.161cm">
          <draw:text-box>
            <text:p text:style-name="P2"><text:span text:style-name="T11">O</text:span><text:span text:style-name="T11">t</text:span><text:span text:style-name="T11">h</text:span><text:span text:style-name="T11">e</text:span><text:span text:style-name="T11">r </text:span><text:span text:style-name="T11">a</text:span><text:span text:style-name="T11">g</text:span><text:span text:style-name="T11">r</text:span><text:span text:style-name="T11">e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/text:p>
          </draw:text-box>
        </draw:frame>
        <draw:frame draw:style-name="gr76" draw:text-style-name="P7" draw:layer="layout" svg:width="13.32cm" svg:height="0.412cm" svg:x="2.505cm" svg:y="12.722cm">
          <draw:text-box>
            <text:p text:style-name="P2"><text:span text:style-name="T7">[</text:span><text:span text:style-name="T7">e.</text:span><text:span text:style-name="T7">g. </text:span><text:span text:style-name="T7">a</text:span><text:span text:style-name="T7">b</text:span><text:span text:style-name="T7">o</text:span><text:span text:style-name="T7">u</text:span><text:span text:style-name="T7">t </text:span><text:span text:style-name="T7">h</text:span><text:span text:style-name="T7">o</text:span><text:span text:style-name="T7">w </text:span><text:span text:style-name="T7">st</text:span><text:span text:style-name="T7">u</text:span><text:span text:style-name="T7">d</text:span><text:span text:style-name="T7">e</text:span><text:span text:style-name="T7">n</text:span><text:span text:style-name="T7">ts </text:span><text:span text:style-name="T7">w</text:span><text:span text:style-name="T7">ill </text:span><text:span text:style-name="T7">w</text:span><text:span text:style-name="T7">o</text:span><text:span text:style-name="T7">r</text:span><text:span text:style-name="T7">k </text:span><text:span text:style-name="T7">t</text:span><text:span text:style-name="T7">o</text:span><text:span text:style-name="T7">g</text:span><text:span text:style-name="T7">e</text:span><text:span text:style-name="T7">t</text:span><text:span text:style-name="T7">h</text:span><text:span text:style-name="T7">e</text:span><text:span text:style-name="T7">r </text:span><text:span text:style-name="T7">if </text:span><text:span text:style-name="T7">t</text:span><text:span text:style-name="T7">h</text:span><text:span text:style-name="T7">e </text:span><text:span text:style-name="T7">p</text:span><text:span text:style-name="T7">r</text:span><text:span text:style-name="T7">oj</text:span><text:span text:style-name="T7">e</text:span><text:span text:style-name="T7">ct </text:span><text:span text:style-name="T7">is </text:span><text:span text:style-name="T7">a </text:span><text:span text:style-name="T7">jo</text:span><text:span text:style-name="T7">in</text:span><text:span text:style-name="T7">t </text:span><text:span text:style-name="T7">p</text:span><text:span text:style-name="T7">r</text:span><text:span text:style-name="T7">oj</text:span><text:span text:style-name="T7">e</text:span><text:span text:style-name="T7">ct</text:span><text:span text:style-name="T7">]</text:span></text:p>
          </draw:text-box>
        </draw:frame>
        <draw:frame draw:style-name="gr32" draw:text-style-name="P5" draw:layer="layout" svg:width="0.459cm" svg:height="0.467cm" svg:x="3.048cm" svg:y="13.652cm">
          <draw:text-box>
            <text:p text:style-name="P2"><text:span text:style-name="T12">❑</text:span><text:span text:style-name="T12"> </text:span></text:p>
          </draw:text-box>
        </draw:frame>
        <draw:frame draw:style-name="gr41" draw:text-style-name="P5" draw:layer="layout" svg:width="11.491cm" svg:height="0.454cm" svg:x="3.45cm" svg:y="13.702cm">
          <draw:text-box>
            <text:p text:style-name="P2"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frame draw:style-name="gr32" draw:text-style-name="P5" draw:layer="layout" svg:width="0.459cm" svg:height="0.467cm" svg:x="3.048cm" svg:y="14.523cm">
          <draw:text-box>
            <text:p text:style-name="P2"><text:span text:style-name="T12">❑</text:span><text:span text:style-name="T12"> </text:span></text:p>
          </draw:text-box>
        </draw:frame>
        <draw:frame draw:style-name="gr41" draw:text-style-name="P5" draw:layer="layout" svg:width="11.491cm" svg:height="0.454cm" svg:x="3.45cm" svg:y="14.573cm">
          <draw:text-box>
            <text:p text:style-name="P2"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frame draw:style-name="gr32" draw:text-style-name="P5" draw:layer="layout" svg:width="0.459cm" svg:height="0.467cm" svg:x="3.048cm" svg:y="15.398cm">
          <draw:text-box>
            <text:p text:style-name="P2"><text:span text:style-name="T12">❑</text:span><text:span text:style-name="T12"> </text:span></text:p>
          </draw:text-box>
        </draw:frame>
        <draw:frame draw:style-name="gr41" draw:text-style-name="P5" draw:layer="layout" svg:width="11.491cm" svg:height="0.454cm" svg:x="3.45cm" svg:y="15.448cm">
          <draw:text-box>
            <text:p text:style-name="P2"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frame draw:style-name="gr32" draw:text-style-name="P5" draw:layer="layout" svg:width="0.459cm" svg:height="0.467cm" svg:x="3.048cm" svg:y="16.269cm">
          <draw:text-box>
            <text:p text:style-name="P2"><text:span text:style-name="T12">❑</text:span><text:span text:style-name="T12"> </text:span></text:p>
          </draw:text-box>
        </draw:frame>
        <draw:frame draw:style-name="gr41" draw:text-style-name="P5" draw:layer="layout" svg:width="11.491cm" svg:height="0.454cm" svg:x="3.45cm" svg:y="16.319cm">
          <draw:text-box>
            <text:p text:style-name="P2"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frame draw:style-name="gr32" draw:text-style-name="P5" draw:layer="layout" svg:width="0.459cm" svg:height="0.467cm" svg:x="3.048cm" svg:y="17.144cm">
          <draw:text-box>
            <text:p text:style-name="P2"><text:span text:style-name="T12">❑</text:span><text:span text:style-name="T12"> </text:span></text:p>
          </draw:text-box>
        </draw:frame>
        <draw:frame draw:style-name="gr41" draw:text-style-name="P5" draw:layer="layout" svg:width="11.491cm" svg:height="0.454cm" svg:x="3.45cm" svg:y="17.194cm">
          <draw:text-box>
            <text:p text:style-name="P2"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text:span text:style-name="T10">_</text:span></text:p>
          </draw:text-box>
        </draw:frame>
        <draw:frame draw:style-name="gr77" draw:text-style-name="P5" draw:layer="layout" svg:width="9.612cm" svg:height="0.458cm" svg:x="2.505cm" svg:y="19.417cm">
          <draw:text-box>
            <text:p text:style-name="P2"><text:span text:style-name="T4">P</text:span><text:span text:style-name="T4">r</text:span><text:span text:style-name="T4">o</text:span><text:span text:style-name="T4">v</text:span><text:span text:style-name="T4">i</text:span><text:span text:style-name="T4">s</text:span><text:span text:style-name="T4">i</text:span><text:span text:style-name="T4">o</text:span><text:span text:style-name="T4">n </text:span><text:span text:style-name="T4">r</text:span><text:span text:style-name="T4">e</text:span><text:span text:style-name="T4">g</text:span><text:span text:style-name="T4">a</text:span><text:span text:style-name="T4">r</text:span><text:span text:style-name="T4">d</text:span><text:span text:style-name="T4">i</text:span><text:span text:style-name="T4">n</text:span><text:span text:style-name="T4">g </text:span><text:span text:style-name="T4">t</text:span><text:span text:style-name="T4">h</text:span><text:span text:style-name="T4">e </text:span><text:span text:style-name="T4">r</text:span><text:span text:style-name="T4">i</text:span><text:span text:style-name="T4">g</text:span><text:span text:style-name="T4">h</text:span><text:span text:style-name="T4">t </text:span><text:span text:style-name="T4">t</text:span><text:span text:style-name="T4">o </text:span><text:span text:style-name="T4">s</text:span><text:span text:style-name="T4">u</text:span><text:span text:style-name="T4">p</text:span><text:span text:style-name="T4">e</text:span><text:span text:style-name="T4">r</text:span><text:span text:style-name="T4">v</text:span><text:span text:style-name="T4">i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63" draw:text-style-name="P5" draw:layer="layout" svg:width="18.307cm" svg:height="0.454cm" svg:x="2.505cm" svg:y="19.858cm">
          <draw:text-box>
            <text:p text:style-name="P2"><text:span text:style-name="T10">T</text:span><text:span text:style-name="T10">h</text:span><text:span text:style-name="T10">e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 </text:span><text:span text:style-name="T10">i</text:span><text:span text:style-name="T10">s </text:span><text:span text:style-name="T10">e</text:span><text:span text:style-name="T10">n</text:span><text:span text:style-name="T10">ti</text:span><text:span text:style-name="T10">tl</text:span><text:span text:style-name="T10">e</text:span><text:span text:style-name="T10">d </text:span><text:span text:style-name="T10">t</text:span><text:span text:style-name="T10">o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i</text:span><text:span text:style-name="T10">o</text:span><text:span text:style-name="T10">n </text:span><text:span text:style-name="T10">d</text:span><text:span text:style-name="T10">u</text:span><text:span text:style-name="T10">ri</text:span><text:span text:style-name="T10">n</text:span><text:span text:style-name="T10">g </text:span><text:span text:style-name="T10">t</text:span><text:span text:style-name="T10">h</text:span><text:span text:style-name="T10">e </text:span><text:span text:style-name="T10">s</text:span><text:span text:style-name="T10">e</text:span><text:span text:style-name="T10">m</text:span><text:span text:style-name="T10">e</text:span><text:span text:style-name="T10">s</text:span><text:span text:style-name="T10">t</text:span><text:span text:style-name="T10">e</text:span><text:span text:style-name="T10">r </text:span><text:span text:style-name="T10">i</text:span><text:span text:style-name="T10">n </text:span><text:span text:style-name="T10">w</text:span><text:span text:style-name="T10">h</text:span><text:span text:style-name="T10">i</text:span><text:span text:style-name="T10">c</text:span><text:span text:style-name="T10">h </text:span><text:span text:style-name="T10">h</text:span><text:span text:style-name="T10">e</text:span><text:span text:style-name="T10">/</text:span><text:span text:style-name="T10">s</text:span><text:span text:style-name="T10">h</text:span><text:span text:style-name="T10">e </text:span><text:span text:style-name="T10">i</text:span><text:span text:style-name="T10">s </text:span><text:span text:style-name="T10">w</text:span><text:span text:style-name="T10">o</text:span><text:span text:style-name="T10">r</text:span><text:span text:style-name="T10">k</text:span><text:span text:style-name="T10">i</text:span><text:span text:style-name="T10">n</text:span><text:span text:style-name="T10">g </text:span><text:span text:style-name="T10">o</text:span><text:span text:style-name="T10">n </text:span><text:span text:style-name="T10">t</text:span><text:span text:style-name="T10">h</text:span><text:span text:style-name="T10">e </text:span></text:p>
          </draw:text-box>
        </draw:frame>
        <draw:frame draw:style-name="gr78" draw:text-style-name="P5" draw:layer="layout" svg:width="18.531cm" svg:height="0.454cm" svg:x="2.505cm" svg:y="20.299cm">
          <draw:text-box>
            <text:p text:style-name="P2"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. </text:span><text:span text:style-name="T10">I</text:span><text:span text:style-name="T10">n </text:span><text:span text:style-name="T10">p</text:span><text:span text:style-name="T10">ri</text:span><text:span text:style-name="T10">n</text:span><text:span text:style-name="T10">c</text:span><text:span text:style-name="T10">i</text:span><text:span text:style-name="T10">p</text:span><text:span text:style-name="T10">l</text:span><text:span text:style-name="T10">e</text:span><text:span text:style-name="T10">, </text:span><text:span text:style-name="T10">t</text:span><text:span text:style-name="T10">h</text:span><text:span text:style-name="T10">e</text:span><text:span text:style-name="T10">r</text:span><text:span text:style-name="T10">e </text:span><text:span text:style-name="T10">w</text:span><text:span text:style-name="T10">il</text:span><text:span text:style-name="T10">l </text:span><text:span text:style-name="T10">b</text:span><text:span text:style-name="T10">e </text:span><text:span text:style-name="T10">n</text:span><text:span text:style-name="T10">o </text:span><text:span text:style-name="T10">f</text:span><text:span text:style-name="T10">u</text:span><text:span text:style-name="T10">r</text:span><text:span text:style-name="T10">t</text:span><text:span text:style-name="T10">h</text:span><text:span text:style-name="T10">e</text:span><text:span text:style-name="T10">r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i</text:span><text:span text:style-name="T10">o</text:span><text:span text:style-name="T10">n </text:span><text:span text:style-name="T10">a</text:span><text:span text:style-name="T10">ft</text:span><text:span text:style-name="T10">e</text:span><text:span text:style-name="T10">r </text:span><text:span text:style-name="T10">t</text:span><text:span text:style-name="T10">h</text:span><text:span text:style-name="T10">i</text:span><text:span text:style-name="T10">s </text:span><text:span text:style-name="T10">s</text:span><text:span text:style-name="T10">e</text:span><text:span text:style-name="T10">m</text:span><text:span text:style-name="T10">e</text:span><text:span text:style-name="T10">s</text:span><text:span text:style-name="T10">t</text:span><text:span text:style-name="T10">e</text:span><text:span text:style-name="T10">r </text:span><text:span text:style-name="T10">(</text:span><text:span text:style-name="T10">n</text:span><text:span text:style-name="T10">o </text:span><text:span text:style-name="T10">m</text:span><text:span text:style-name="T10">e</text:span><text:span text:style-name="T10">e</text:span><text:span text:style-name="T10">ti</text:span><text:span text:style-name="T10">n</text:span><text:span text:style-name="T10">g</text:span><text:span text:style-name="T10">s</text:span><text:span text:style-name="T10">, </text:span><text:span text:style-name="T10">n</text:span><text:span text:style-name="T10">o </text:span></text:p>
          </draw:text-box>
        </draw:frame>
        <draw:frame draw:style-name="gr79" draw:text-style-name="P5" draw:layer="layout" svg:width="17.257cm" svg:height="0.454cm" svg:x="2.505cm" svg:y="20.74cm">
          <draw:text-box>
            <text:p text:style-name="P2"><text:span text:style-name="T10">f</text:span><text:span text:style-name="T10">e</text:span><text:span text:style-name="T10">e</text:span><text:span text:style-name="T10">d</text:span><text:span text:style-name="T10">b</text:span><text:span text:style-name="T10">a</text:span><text:span text:style-name="T10">c</text:span><text:span text:style-name="T10">k </text:span><text:span text:style-name="T10">o</text:span><text:span text:style-name="T10">n </text:span><text:span text:style-name="T10">s</text:span><text:span text:style-name="T10">u</text:span><text:span text:style-name="T10">b</text:span><text:span text:style-name="T10">m</text:span><text:span text:style-name="T10">it</text:span><text:span text:style-name="T10">t</text:span><text:span text:style-name="T10">e</text:span><text:span text:style-name="T10">d </text:span><text:span text:style-name="T10">w</text:span><text:span text:style-name="T10">o</text:span><text:span text:style-name="T10">r</text:span><text:span text:style-name="T10">k</text:span><text:span text:style-name="T10">). </text:span><text:span text:style-name="T10">T</text:span><text:span text:style-name="T10">h</text:span><text:span text:style-name="T10">e </text:span><text:span text:style-name="T10">r</text:span><text:span text:style-name="T10">e</text:span><text:span text:style-name="T10">p</text:span><text:span text:style-name="T10">o</text:span><text:span text:style-name="T10">r</text:span><text:span text:style-name="T10">t </text:span><text:span text:style-name="T10">o</text:span><text:span text:style-name="T10">n </text:span><text:span text:style-name="T10">t</text:span><text:span text:style-name="T10">h</text:span><text:span text:style-name="T10">e </text:span><text:span text:style-name="T10">B</text:span><text:span text:style-name="T10">a</text:span><text:span text:style-name="T10">c</text:span><text:span text:style-name="T10">h</text:span><text:span text:style-name="T10">e</text:span><text:span text:style-name="T10">l</text:span><text:span text:style-name="T10">o</text:span><text:span text:style-name="T10">r’</text:span><text:span text:style-name="T10">s </text:span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 </text:span><text:span text:style-name="T10">s</text:span><text:span text:style-name="T10">u</text:span><text:span text:style-name="T10">b</text:span><text:span text:style-name="T10">m</text:span><text:span text:style-name="T10">it</text:span><text:span text:style-name="T10">t</text:span><text:span text:style-name="T10">e</text:span><text:span text:style-name="T10">d </text:span><text:span text:style-name="T10">a</text:span><text:span text:style-name="T10">ft</text:span><text:span text:style-name="T10">e</text:span><text:span text:style-name="T10">r </text:span><text:span text:style-name="T10">t</text:span><text:span text:style-name="T10">h</text:span><text:span text:style-name="T10">e </text:span></text:p>
          </draw:text-box>
        </draw:frame>
        <draw:frame draw:style-name="gr80" draw:text-style-name="P5" draw:layer="layout" svg:width="17.752cm" svg:height="0.454cm" svg:x="2.505cm" svg:y="21.18cm">
          <draw:text-box>
            <text:p text:style-name="P2"><text:span text:style-name="T10">s</text:span><text:span text:style-name="T10">e</text:span><text:span text:style-name="T10">m</text:span><text:span text:style-name="T10">e</text:span><text:span text:style-name="T10">s</text:span><text:span text:style-name="T10">t</text:span><text:span text:style-name="T10">e</text:span><text:span text:style-name="T10">r </text:span><text:span text:style-name="T10">w</text:span><text:span text:style-name="T10">il</text:span><text:span text:style-name="T10">l </text:span><text:span text:style-name="T10">b</text:span><text:span text:style-name="T10">e </text:span><text:span text:style-name="T10">a</text:span><text:span text:style-name="T10">s</text:span><text:span text:style-name="T10">s</text:span><text:span text:style-name="T10">e</text:span><text:span text:style-name="T10">s</text:span><text:span text:style-name="T10">s</text:span><text:span text:style-name="T10">e</text:span><text:span text:style-name="T10">d </text:span><text:span text:style-name="T10">o</text:span><text:span text:style-name="T10">n</text:span><text:span text:style-name="T10">l</text:span><text:span text:style-name="T10">y </text:span><text:span text:style-name="T10">a</text:span><text:span text:style-name="T10">s </text:span><text:span text:style-name="T10">t</text:span><text:span text:style-name="T10">h</text:span><text:span text:style-name="T10">e </text:span><text:span text:style-name="T10">fi</text:span><text:span text:style-name="T10">n</text:span><text:span text:style-name="T10">a</text:span><text:span text:style-name="T10">l 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. </text:span><text:span text:style-name="T10">T</text:span><text:span text:style-name="T10">h</text:span><text:span text:style-name="T10">e </text:span><text:span text:style-name="T10">fi</text:span><text:span text:style-name="T10">n</text:span><text:span text:style-name="T10">a</text:span><text:span text:style-name="T10">l 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 </text:span><text:span text:style-name="T10">o</text:span><text:span text:style-name="T10">f </text:span><text:span text:style-name="T10">t</text:span><text:span text:style-name="T10">h</text:span><text:span text:style-name="T10">e </text:span><text:span text:style-name="T10">r</text:span><text:span text:style-name="T10">e</text:span><text:span text:style-name="T10">p</text:span><text:span text:style-name="T10">o</text:span><text:span text:style-name="T10">r</text:span><text:span text:style-name="T10">t </text:span><text:span text:style-name="T10">w</text:span><text:span text:style-name="T10">il</text:span><text:span text:style-name="T10">l </text:span><text:span text:style-name="T10">n</text:span><text:span text:style-name="T10">o</text:span><text:span text:style-name="T10">t </text:span></text:p>
          </draw:text-box>
        </draw:frame>
        <draw:frame draw:style-name="gr81" draw:text-style-name="P5" draw:layer="layout" svg:width="12.186cm" svg:height="0.454cm" svg:x="2.505cm" svg:y="21.621cm">
          <draw:text-box>
            <text:p text:style-name="P2"><text:span text:style-name="T10">n</text:span><text:span text:style-name="T10">e</text:span><text:span text:style-name="T10">c</text:span><text:span text:style-name="T10">e</text:span><text:span text:style-name="T10">s</text:span><text:span text:style-name="T10">s</text:span><text:span text:style-name="T10">a</text:span><text:span text:style-name="T10">ri</text:span><text:span text:style-name="T10">l</text:span><text:span text:style-name="T10">y </text:span><text:span text:style-name="T10">b</text:span><text:span text:style-name="T10">e </text:span><text:span text:style-name="T10">a</text:span><text:span text:style-name="T10">p</text:span><text:span text:style-name="T10">p</text:span><text:span text:style-name="T10">r</text:span><text:span text:style-name="T10">o</text:span><text:span text:style-name="T10">v</text:span><text:span text:style-name="T10">e</text:span><text:span text:style-name="T10">d </text:span><text:span text:style-name="T10">(i</text:span><text:span text:style-name="T10">t </text:span><text:span text:style-name="T10">c</text:span><text:span text:style-name="T10">a</text:span><text:span text:style-name="T10">n </text:span><text:span text:style-name="T10">s</text:span><text:span text:style-name="T10">ti</text:span><text:span text:style-name="T10">ll </text:span><text:span text:style-name="T10">b</text:span><text:span text:style-name="T10">e </text:span><text:span text:style-name="T10">r</text:span><text:span text:style-name="T10">e</text:span><text:span text:style-name="T10">j</text:span><text:span text:style-name="T10">e</text:span><text:span text:style-name="T10">c</text:span><text:span text:style-name="T10">t</text:span><text:span text:style-name="T10">e</text:span><text:span text:style-name="T10">d </text:span><text:span text:style-name="T10">a</text:span><text:span text:style-name="T10">t </text:span><text:span text:style-name="T10">t</text:span><text:span text:style-name="T10">h</text:span><text:span text:style-name="T10">i</text:span><text:span text:style-name="T10">s </text:span><text:span text:style-name="T10">s</text:span><text:span text:style-name="T10">t</text:span><text:span text:style-name="T10">a</text:span><text:span text:style-name="T10">g</text:span><text:span text:style-name="T10">e</text:span><text:span text:style-name="T10">).</text:span></text:p>
          </draw:text-box>
        </draw:frame>
        <draw:frame draw:style-name="gr82" draw:text-style-name="P5" draw:layer="layout" svg:width="18.286cm" svg:height="0.454cm" svg:x="2.505cm" svg:y="22.461cm">
          <draw:text-box>
            <text:p text:style-name="P2"><text:span text:style-name="T10">B</text:span><text:span text:style-name="T10">y </text:span><text:span text:style-name="T10">s</text:span><text:span text:style-name="T10">i</text:span><text:span text:style-name="T10">g</text:span><text:span text:style-name="T10">n</text:span><text:span text:style-name="T10">i</text:span><text:span text:style-name="T10">n</text:span><text:span text:style-name="T10">g </text:span><text:span text:style-name="T10">t</text:span><text:span text:style-name="T10">h</text:span><text:span text:style-name="T10">i</text:span><text:span text:style-name="T10">s </text:span><text:span text:style-name="T10">c</text:span><text:span text:style-name="T10">o</text:span><text:span text:style-name="T10">n</text:span><text:span text:style-name="T10">t</text:span><text:span text:style-name="T10">r</text:span><text:span text:style-name="T10">a</text:span><text:span text:style-name="T10">c</text:span><text:span text:style-name="T10">t, </text:span><text:span text:style-name="T10">t</text:span><text:span text:style-name="T10">h</text:span><text:span text:style-name="T10">e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 </text:span><text:span text:style-name="T10">a</text:span><text:span text:style-name="T10">l</text:span><text:span text:style-name="T10">s</text:span><text:span text:style-name="T10">o </text:span><text:span text:style-name="T10">c</text:span><text:span text:style-name="T10">o</text:span><text:span text:style-name="T10">n</text:span><text:span text:style-name="T10">fi</text:span><text:span text:style-name="T10">r</text:span><text:span text:style-name="T10">m</text:span><text:span text:style-name="T10">s </text:span><text:span text:style-name="T10">t</text:span><text:span text:style-name="T10">h</text:span><text:span text:style-name="T10">a</text:span><text:span text:style-name="T10">t </text:span><text:span text:style-name="T10">h</text:span><text:span text:style-name="T10">e</text:span><text:span text:style-name="T10">/</text:span><text:span text:style-name="T10">s</text:span><text:span text:style-name="T10">h</text:span><text:span text:style-name="T10">e </text:span><text:span text:style-name="T10">h</text:span><text:span text:style-name="T10">a</text:span><text:span text:style-name="T10">s </text:span><text:span text:style-name="T10">r</text:span><text:span text:style-name="T10">e</text:span><text:span text:style-name="T10">a</text:span><text:span text:style-name="T10">d </text:span><text:span text:style-name="T10">a</text:span><text:span text:style-name="T10">n</text:span><text:span text:style-name="T10">d </text:span><text:span text:style-name="T10">u</text:span><text:span text:style-name="T10">n</text:span><text:span text:style-name="T10">d</text:span><text:span text:style-name="T10">e</text:span><text:span text:style-name="T10">r</text:span><text:span text:style-name="T10">s</text:span><text:span text:style-name="T10">t</text:span><text:span text:style-name="T10">o</text:span><text:span text:style-name="T10">o</text:span><text:span text:style-name="T10">d </text:span><text:span text:style-name="T10">t</text:span><text:span text:style-name="T10">h</text:span><text:span text:style-name="T10">i</text:span><text:span text:style-name="T10">s </text:span></text:p>
          </draw:text-box>
        </draw:frame>
        <draw:frame draw:style-name="gr83" draw:text-style-name="P5" draw:layer="layout" svg:width="1.941cm" svg:height="0.454cm" svg:x="2.505cm" svg:y="22.902cm">
          <draw:text-box>
            <text:p text:style-name="P2"><text:span text:style-name="T10">p</text:span><text:span text:style-name="T10">r</text:span><text:span text:style-name="T10">o</text:span><text:span text:style-name="T10">v</text:span><text:span text:style-name="T10">i</text:span><text:span text:style-name="T10">s</text:span><text:span text:style-name="T10">i</text:span><text:span text:style-name="T10">o</text:span><text:span text:style-name="T10">n</text:span><text:span text:style-name="T10">.</text:span></text:p>
          </draw:text-box>
        </draw:frame>
        <draw:frame draw:style-name="gr84" draw:text-style-name="P5" draw:layer="layout" svg:width="4.189cm" svg:height="0.454cm" svg:x="2.505cm" svg:y="23.83cm">
          <draw:text-box>
            <text:p text:style-name="P2"><text:span text:style-name="T10">S</text:span><text:span text:style-name="T10">i</text:span><text:span text:style-name="T10">g</text:span><text:span text:style-name="T10">n</text:span><text:span text:style-name="T10">a</text:span><text:span text:style-name="T10">t</text:span><text:span text:style-name="T10">u</text:span><text:span text:style-name="T10">r</text:span><text:span text:style-name="T10">e </text:span><text:span text:style-name="T10">o</text:span><text:span text:style-name="T10">f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:</text:span></text:p>
          </draw:text-box>
        </draw:frame>
        <draw:frame draw:style-name="gr85" draw:text-style-name="P5" draw:layer="layout" svg:width="3.046cm" svg:height="0.454cm" svg:x="12.347cm" svg:y="23.83cm">
          <draw:text-box>
            <text:p text:style-name="P2"><text:span text:style-name="T10">P</text:span><text:span text:style-name="T10">l</text:span><text:span text:style-name="T10">a</text:span><text:span text:style-name="T10">c</text:span><text:span text:style-name="T10">e </text:span><text:span text:style-name="T10">a</text:span><text:span text:style-name="T10">n</text:span><text:span text:style-name="T10">d </text:span><text:span text:style-name="T10">d</text:span><text:span text:style-name="T10">a</text:span><text:span text:style-name="T10">t</text:span><text:span text:style-name="T10">e</text:span><text:span text:style-name="T10">:</text:span></text:p>
          </draw:text-box>
        </draw:frame>
        <draw:frame draw:style-name="gr86" draw:text-style-name="P5" draw:layer="layout" svg:width="4.773cm" svg:height="0.454cm" svg:x="2.505cm" svg:y="25.685cm">
          <draw:text-box>
            <text:p text:style-name="P2"><text:span text:style-name="T10">S</text:span><text:span text:style-name="T10">i</text:span><text:span text:style-name="T10">g</text:span><text:span text:style-name="T10">n</text:span><text:span text:style-name="T10">a</text:span><text:span text:style-name="T10">t</text:span><text:span text:style-name="T10">u</text:span><text:span text:style-name="T10">r</text:span><text:span text:style-name="T10">e </text:span><text:span text:style-name="T10">o</text:span><text:span text:style-name="T10">f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o</text:span><text:span text:style-name="T10">r:</text:span></text:p>
          </draw:text-box>
        </draw:frame>
        <draw:polygon draw:style-name="gr48" draw:text-style-name="P12" draw:layer="layout" svg:width="15.966cm" svg:height="0.015cm" svg:x="2.501cm" svg:y="1.509cm" svg:viewBox="0 0 15967 16" draw:points="0,16 15967,16 15967,0 0,0">
          <text:p/>
        </draw:polygon>
        <draw:polygon draw:style-name="gr48" draw:text-style-name="P12" draw:layer="layout" svg:width="15.966cm" svg:height="0.014cm" svg:x="2.501cm" svg:y="6.985cm" svg:viewBox="0 0 15967 15" draw:points="0,15 15967,15 15967,0 0,0">
          <text:p/>
        </draw:polygon>
        <draw:polygon draw:style-name="gr48" draw:text-style-name="P12" draw:layer="layout" svg:width="15.966cm" svg:height="0.014cm" svg:x="2.501cm" svg:y="11.941cm" svg:viewBox="0 0 15967 15" draw:points="0,15 15967,15 15967,0 0,0">
          <text:p/>
        </draw:polygon>
        <draw:polygon draw:style-name="gr48" draw:text-style-name="P12" draw:layer="layout" svg:width="15.966cm" svg:height="0.015cm" svg:x="2.501cm" svg:y="18.982cm" svg:viewBox="0 0 15967 16" draw:points="0,16 15967,16 15967,0 0,0">
          <text:p/>
        </draw:polygon>
        <draw:frame draw:style-name="gr87" draw:text-style-name="P5" draw:layer="layout" svg:width="3.169cm" svg:height="0.454cm" svg:x="12.347cm" svg:y="25.685cm">
          <draw:text-box>
            <text:p text:style-name="P2"><text:span text:style-name="T10">P</text:span><text:span text:style-name="T10">l</text:span><text:span text:style-name="T10">a</text:span><text:span text:style-name="T10">c</text:span><text:span text:style-name="T10">e </text:span><text:span text:style-name="T10">a</text:span><text:span text:style-name="T10">n</text:span><text:span text:style-name="T10">d </text:span><text:span text:style-name="T10">d</text:span><text:span text:style-name="T10">a</text:span><text:span text:style-name="T10">t</text:span><text:span text:style-name="T10">e</text:span><text:span text:style-name="T10">: </text:span></text:p>
          </draw:text-box>
        </draw:frame>
        <draw:frame draw:style-name="gr88" draw:text-style-name="P13" draw:layer="layout" svg:width="11.557cm" svg:height="1.729cm" svg:x="3.77cm" svg:y="13.565cm">
          <draw:text-box>
            <text:p><text:span text:style-name="T16">T</text:span><text:span text:style-name="T16">h</text:span><text:span text:style-name="T16">e </text:span><text:span text:style-name="T16">C</text:span><text:span text:style-name="T16">N</text:span><text:span text:style-name="T16">N </text:span><text:span text:style-name="T16">p</text:span><text:span text:style-name="T16">ar</text:span><text:span text:style-name="T16">t </text:span><text:span text:style-name="T16">o</text:span><text:span text:style-name="T16">f </text:span><text:span text:style-name="T16">th</text:span><text:span text:style-name="T16">e </text:span><text:span text:style-name="T16">p</text:span><text:span text:style-name="T16">r</text:span><text:span text:style-name="T16">oj</text:span><text:span text:style-name="T16">e</text:span><text:span text:style-name="T16">ct </text:span><text:span text:style-name="T16">w</text:span><text:span text:style-name="T16">ill </text:span><text:span text:style-name="T16">b</text:span><text:span text:style-name="T16">e </text:span><text:span text:style-name="T16">a </text:span><text:span text:style-name="T16">jo</text:span><text:span text:style-name="T16">in</text:span><text:span text:style-name="T16">t </text:span><text:span text:style-name="T16">ef</text:span><text:span text:style-name="T16">f</text:span><text:span text:style-name="T16">o</text:span><text:span text:style-name="T16">rt</text:span><text:span text:style-name="T16">, </text:span><text:span text:style-name="T16">th</text:span><text:span text:style-name="T16">e</text:span><text:span text:style-name="T16">n </text:span><text:span text:style-name="T16">w</text:span><text:span text:style-name="T16">e </text:span><text:span text:style-name="T16">w</text:span><text:span text:style-name="T16">ill </text:span><text:span text:style-name="T16">b</text:span><text:span text:style-name="T16">ra</text:span><text:span text:style-name="T16">n</text:span><text:span text:style-name="T16">c</text:span><text:span text:style-name="T16">h </text:span><text:span text:style-name="T16">o</text:span><text:span text:style-name="T16">ut</text:span></text:p>
            <text:p><text:span text:style-name="T16"/></text:p>
            <text:p><text:span text:style-name="T16">w</text:span><text:span text:style-name="T16">it</text:span><text:span text:style-name="T16">h </text:span><text:span text:style-name="T16">th</text:span><text:span text:style-name="T16">e </text:span><text:span text:style-name="T16">di</text:span><text:span text:style-name="T16">ff</text:span><text:span text:style-name="T16">er</text:span><text:span text:style-name="T16">e</text:span><text:span text:style-name="T16">nt </text:span><text:span text:style-name="T16">al</text:span><text:span text:style-name="T16">g</text:span><text:span text:style-name="T16">o</text:span><text:span text:style-name="T16">ri</text:span><text:span text:style-name="T16">th</text:span><text:span text:style-name="T16">m</text:span><text:span text:style-name="T16">s </text:span><text:span text:style-name="T16">f</text:span><text:span text:style-name="T16">o</text:span><text:span text:style-name="T16">r </text:span><text:span text:style-name="T16">w</text:span><text:span text:style-name="T16">a</text:span><text:span text:style-name="T16">y</text:span><text:span text:style-name="T16">p</text:span><text:span text:style-name="T16">oi</text:span><text:span text:style-name="T16">nt </text:span><text:span text:style-name="T16">a</text:span><text:span text:style-name="T16">ss</text:span><text:span text:style-name="T16">ig</text:span><text:span text:style-name="T16">n</text:span><text:span text:style-name="T16">m</text:span><text:span text:style-name="T16">e</text:span><text:span text:style-name="T16">nt </text:span><text:span text:style-name="T16">a</text:span><text:span text:style-name="T16">n</text:span><text:span text:style-name="T16">d </text:span><text:span text:style-name="T16">a</text:span><text:span text:style-name="T16">ct</text:span><text:span text:style-name="T16">io</text:span><text:span text:style-name="T16">n </text:span><text:span text:style-name="T16">s</text:span><text:span text:style-name="T16">el</text:span><text:span text:style-name="T16">e</text:span><text:span text:style-name="T16">ct</text:span><text:span text:style-name="T16">io</text:span><text:span text:style-name="T16">n</text:span></text:p>
          </draw:text-box>
        </draw:frame>
      </draw:page>
      <draw:page draw:name="page3" draw:style-name="dp1" draw:master-page-name="master-page63">
        <draw:frame draw:style-name="gr89" draw:text-style-name="P9" draw:layer="layout" svg:width="10.839cm" svg:height="0.497cm" svg:x="2.505cm" svg:y="1.784cm">
          <draw:text-box>
            <text:p text:style-name="P2"><text:span text:style-name="T18">A</text:span><text:span text:style-name="T18">p</text:span><text:span text:style-name="T18">p</text:span><text:span text:style-name="T18">e</text:span><text:span text:style-name="T18">n</text:span><text:span text:style-name="T18">d</text:span><text:span text:style-name="T18">i</text:span><text:span text:style-name="T18">x </text:span><text:span text:style-name="T18">t</text:span><text:span text:style-name="T18">o </text:span><text:span text:style-name="T18">t</text:span><text:span text:style-name="T18">h</text:span><text:span text:style-name="T18">e </text:span><text:span text:style-name="T18">C</text:span><text:span text:style-name="T18">o</text:span><text:span text:style-name="T18">n</text:span><text:span text:style-name="T18">t</text:span><text:span text:style-name="T18">r</text:span><text:span text:style-name="T18">a</text:span><text:span text:style-name="T18">c</text:span><text:span text:style-name="T18">t </text:span><text:span text:style-name="T18">f</text:span><text:span text:style-name="T18">o</text:span><text:span text:style-name="T18">r </text:span><text:span text:style-name="T18">t</text:span><text:span text:style-name="T18">h</text:span><text:span text:style-name="T18">e </text:span><text:span text:style-name="T18">B</text:span><text:span text:style-name="T18">a</text:span><text:span text:style-name="T18">c</text:span><text:span text:style-name="T18">h</text:span><text:span text:style-name="T18">e</text:span><text:span text:style-name="T18">l</text:span><text:span text:style-name="T18">o</text:span><text:span text:style-name="T18">r’</text:span><text:span text:style-name="T18">s </text:span><text:span text:style-name="T18">p</text:span><text:span text:style-name="T18">r</text:span><text:span text:style-name="T18">o</text:span><text:span text:style-name="T18">j</text:span><text:span text:style-name="T18">e</text:span><text:span text:style-name="T18">c</text:span><text:span text:style-name="T18">t</text:span></text:p>
          </draw:text-box>
        </draw:frame>
        <draw:frame draw:style-name="gr90" draw:text-style-name="P10" draw:layer="layout" svg:width="6.648cm" svg:height="0.586cm" svg:x="2.505cm" svg:y="2.823cm">
          <draw:text-box>
            <text:p text:style-name="P2"><text:span text:style-name="T11">S</text:span><text:span text:style-name="T11">c</text:span><text:span text:style-name="T11">h</text:span><text:span text:style-name="T11">e</text:span><text:span text:style-name="T11">d</text:span><text:span text:style-name="T11">u</text:span><text:span text:style-name="T11">l</text:span><text:span text:style-name="T11">e </text:span><text:span text:style-name="T11">a</text:span><text:span text:style-name="T11">n</text:span><text:span text:style-name="T11">d</text:span><text:span text:style-name="T11"> </text:span><text:span text:style-name="T11">D</text:span><text:span text:style-name="T11">e</text:span><text:span text:style-name="T11">a</text:span><text:span text:style-name="T11">d</text:span><text:span text:style-name="T11">l</text:span><text:span text:style-name="T11">i</text:span><text:span text:style-name="T11">n</text:span><text:span text:style-name="T11">e</text:span><text:span text:style-name="T11">s</text:span></text:p>
          </draw:text-box>
        </draw:frame>
        <draw:frame draw:style-name="gr17" draw:text-style-name="P9" draw:layer="layout" svg:width="0.422cm" svg:height="0.497cm" svg:x="8.573cm" svg:y="2.888cm">
          <draw:text-box>
            <text:p text:style-name="P2"><text:span text:style-name="T9"><text:s/></text:span></text:p>
          </draw:text-box>
        </draw:frame>
        <draw:frame draw:style-name="gr91" draw:text-style-name="P5" draw:layer="layout" svg:width="18.269cm" svg:height="0.454cm" svg:x="2.505cm" svg:y="3.386cm">
          <draw:text-box>
            <text:p text:style-name="P2"><text:span text:style-name="T10">T</text:span><text:span text:style-name="T10">h</text:span><text:span text:style-name="T10">e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 </text:span><text:span text:style-name="T10">a</text:span><text:span text:style-name="T10">n</text:span><text:span text:style-name="T10">d </text:span><text:span text:style-name="T10">t</text:span><text:span text:style-name="T10">h</text:span><text:span text:style-name="T10">e </text:span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o</text:span><text:span text:style-name="T10">r </text:span><text:span text:style-name="T10">m</text:span><text:span text:style-name="T10">a</text:span><text:span text:style-name="T10">y </text:span><text:span text:style-name="T10">m</text:span><text:span text:style-name="T10">a</text:span><text:span text:style-name="T10">k</text:span><text:span text:style-name="T10">e </text:span><text:span text:style-name="T10">a</text:span><text:span text:style-name="T10">g</text:span><text:span text:style-name="T10">r</text:span><text:span text:style-name="T10">e</text:span><text:span text:style-name="T10">e</text:span><text:span text:style-name="T10">m</text:span><text:span text:style-name="T10">e</text:span><text:span text:style-name="T10">n</text:span><text:span text:style-name="T10">t</text:span><text:span text:style-name="T10">s </text:span><text:span text:style-name="T10">a</text:span><text:span text:style-name="T10">b</text:span><text:span text:style-name="T10">o</text:span><text:span text:style-name="T10">u</text:span><text:span text:style-name="T10">t </text:span><text:span text:style-name="T10">t</text:span><text:span text:style-name="T10">h</text:span><text:span text:style-name="T10">e </text:span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 </text:span><text:span text:style-name="T10">s</text:span><text:span text:style-name="T10">c</text:span><text:span text:style-name="T10">h</text:span><text:span text:style-name="T10">e</text:span><text:span text:style-name="T10">d</text:span><text:span text:style-name="T10">u</text:span><text:span text:style-name="T10">li</text:span><text:span text:style-name="T10">n</text:span><text:span text:style-name="T10">g </text:span><text:span text:style-name="T10">a</text:span><text:span text:style-name="T10">n</text:span><text:span text:style-name="T10">d </text:span><text:span text:style-name="T10">t</text:span><text:span text:style-name="T10">h</text:span><text:span text:style-name="T10">e </text:span></text:p>
          </draw:text-box>
        </draw:frame>
        <draw:frame draw:style-name="gr92" draw:text-style-name="P5" draw:layer="layout" svg:width="8.49cm" svg:height="0.454cm" svg:x="2.505cm" svg:y="3.827cm">
          <draw:text-box>
            <text:p text:style-name="P2"><text:span text:style-name="T10">d</text:span><text:span text:style-name="T10">e</text:span><text:span text:style-name="T10">a</text:span><text:span text:style-name="T10">d</text:span><text:span text:style-name="T10">li</text:span><text:span text:style-name="T10">n</text:span><text:span text:style-name="T10">e</text:span><text:span text:style-name="T10">s </text:span><text:span text:style-name="T10">f</text:span><text:span text:style-name="T10">o</text:span><text:span text:style-name="T10">r </text:span><text:span text:style-name="T10">s</text:span><text:span text:style-name="T10">u</text:span><text:span text:style-name="T10">b</text:span><text:span text:style-name="T10">m</text:span><text:span text:style-name="T10">it</text:span><text:span text:style-name="T10">ti</text:span><text:span text:style-name="T10">n</text:span><text:span text:style-name="T10">g </text:span><text:span text:style-name="T10">i</text:span><text:span text:style-name="T10">n</text:span><text:span text:style-name="T10">t</text:span><text:span text:style-name="T10">e</text:span><text:span text:style-name="T10">ri</text:span><text:span text:style-name="T10">m</text:span><text:span text:style-name="T10"> </text:span><text:span text:style-name="T10">p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s</text:span><text:span text:style-name="T10">. </text:span></text:p>
          </draw:text-box>
        </draw:frame>
        <draw:frame draw:style-name="gr93" draw:text-style-name="P5" draw:layer="layout" svg:width="17.515cm" svg:height="0.454cm" svg:x="2.505cm" svg:y="4.268cm">
          <draw:text-box>
            <text:p text:style-name="P2"><text:span text:style-name="T10">C</text:span><text:span text:style-name="T10">h</text:span><text:span text:style-name="T10">a</text:span><text:span text:style-name="T10">n</text:span><text:span text:style-name="T10">g</text:span><text:span text:style-name="T10">e</text:span><text:span text:style-name="T10">s </text:span><text:span text:style-name="T10">t</text:span><text:span text:style-name="T10">o </text:span><text:span text:style-name="T10">t</text:span><text:span text:style-name="T10">h</text:span><text:span text:style-name="T10">e </text:span><text:span text:style-name="T10">s</text:span><text:span text:style-name="T10">c</text:span><text:span text:style-name="T10">h</text:span><text:span text:style-name="T10">e</text:span><text:span text:style-name="T10">d</text:span><text:span text:style-name="T10">u</text:span><text:span text:style-name="T10">l</text:span><text:span text:style-name="T10">e</text:span><text:span text:style-name="T10">/</text:span><text:span text:style-name="T10">d</text:span><text:span text:style-name="T10">e</text:span><text:span text:style-name="T10">a</text:span><text:span text:style-name="T10">d</text:span><text:span text:style-name="T10">li</text:span><text:span text:style-name="T10">n</text:span><text:span text:style-name="T10">e</text:span><text:span text:style-name="T10">s </text:span><text:span text:style-name="T10">a</text:span><text:span text:style-name="T10">r</text:span><text:span text:style-name="T10">e </text:span><text:span text:style-name="T10">s</text:span><text:span text:style-name="T10">u</text:span><text:span text:style-name="T10">b</text:span><text:span text:style-name="T10">j</text:span><text:span text:style-name="T10">e</text:span><text:span text:style-name="T10">c</text:span><text:span text:style-name="T10">t </text:span><text:span text:style-name="T10">t</text:span><text:span text:style-name="T10">o </text:span><text:span text:style-name="T10">c</text:span><text:span text:style-name="T10">o</text:span><text:span text:style-name="T10">n</text:span><text:span text:style-name="T10">s</text:span><text:span text:style-name="T10">u</text:span><text:span text:style-name="T10">lt</text:span><text:span text:style-name="T10">a</text:span><text:span text:style-name="T10">ti</text:span><text:span text:style-name="T10">o</text:span><text:span text:style-name="T10">n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t</text:span><text:span text:style-name="T10">h</text:span><text:span text:style-name="T10">e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 </text:span><text:span text:style-name="T10">a</text:span><text:span text:style-name="T10">n</text:span><text:span text:style-name="T10">d </text:span><text:span text:style-name="T10"><text:s/></text:span></text:p>
          </draw:text-box>
        </draw:frame>
        <draw:frame draw:style-name="gr94" draw:text-style-name="P5" draw:layer="layout" svg:width="2.199cm" svg:height="0.454cm" svg:x="2.505cm" svg:y="4.709cm">
          <draw:text-box>
            <text:p text:style-name="P2"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o</text:span><text:span text:style-name="T10">r.</text:span></text:p>
          </draw:text-box>
        </draw:frame>
        <draw:frame draw:style-name="gr95" draw:text-style-name="P5" draw:layer="layout" svg:width="4.058cm" svg:height="0.458cm" svg:x="2.505cm" svg:y="5.591cm">
          <draw:text-box>
            <text:p text:style-name="P2"><text:span text:style-name="T4">A</text:span><text:span text:style-name="T4">g</text:span><text:span text:style-name="T4">r</text:span><text:span text:style-name="T4">e</text:span><text:span text:style-name="T4">e</text:span><text:span text:style-name="T4">d </text:span><text:span text:style-name="T4">d</text:span><text:span text:style-name="T4">e</text:span><text:span text:style-name="T4">a</text:span><text:span text:style-name="T4">d</text:span><text:span text:style-name="T4">li</text:span><text:span text:style-name="T4">n</text:span><text:span text:style-name="T4">e</text:span><text:span text:style-name="T4">s</text:span><text:span text:style-name="T4">: </text:span></text:p>
          </draw:text-box>
        </draw:frame>
        <draw:frame draw:style-name="gr96" draw:text-style-name="P7" draw:layer="layout" svg:width="17.337cm" svg:height="0.416cm" svg:x="2.505cm" svg:y="6.03cm">
          <draw:text-box>
            <text:p text:style-name="P2"><text:span text:style-name="T7">[</text:span><text:span text:style-name="T7">T</text:span><text:span text:style-name="T7">hi</text:span><text:span text:style-name="T7">s </text:span><text:span text:style-name="T7">is </text:span><text:span text:style-name="T7">a</text:span><text:span text:style-name="T7">n </text:span><text:span text:style-name="T19">e</text:span><text:span text:style-name="T19">x</text:span><text:span text:style-name="T19">a</text:span><text:span text:style-name="T19">m</text:span><text:span text:style-name="T19">p</text:span><text:span text:style-name="T19">l</text:span><text:span text:style-name="T19">e</text:span><text:span text:style-name="T7">. </text:span><text:span text:style-name="T7">t</text:span><text:span text:style-name="T7">h</text:span><text:span text:style-name="T7">e </text:span><text:span text:style-name="T7">st</text:span><text:span text:style-name="T7">u</text:span><text:span text:style-name="T7">d</text:span><text:span text:style-name="T7">e</text:span><text:span text:style-name="T7">n</text:span><text:span text:style-name="T7">t </text:span><text:span text:style-name="T7">a</text:span><text:span text:style-name="T7">n</text:span><text:span text:style-name="T7">d </text:span><text:span text:style-name="T7">s</text:span><text:span text:style-name="T7">u</text:span><text:span text:style-name="T7">p</text:span><text:span text:style-name="T7">e</text:span><text:span text:style-name="T7">r</text:span><text:span text:style-name="T7">vi</text:span><text:span text:style-name="T7">s</text:span><text:span text:style-name="T7">o</text:span><text:span text:style-name="T7">r </text:span><text:span text:style-name="T7">d</text:span><text:span text:style-name="T7">e</text:span><text:span text:style-name="T7">ci</text:span><text:span text:style-name="T7">d</text:span><text:span text:style-name="T7">e </text:span><text:span text:style-name="T7">t</text:span><text:span text:style-name="T7">h</text:span><text:span text:style-name="T7">e </text:span><text:span text:style-name="T7">a</text:span><text:span text:style-name="T7">s</text:span><text:span text:style-name="T7">p</text:span><text:span text:style-name="T7">e</text:span><text:span text:style-name="T7">ct</text:span><text:span text:style-name="T7">s </text:span><text:span text:style-name="T7">o</text:span><text:span text:style-name="T7">n </text:span><text:span text:style-name="T7">w</text:span><text:span text:style-name="T7">hi</text:span><text:span text:style-name="T7">c</text:span><text:span text:style-name="T7">h </text:span><text:span text:style-name="T7">a</text:span><text:span text:style-name="T7">g</text:span><text:span text:style-name="T7">r</text:span><text:span text:style-name="T7">e</text:span><text:span text:style-name="T7">e</text:span><text:span text:style-name="T7">m</text:span><text:span text:style-name="T7">e</text:span><text:span text:style-name="T7">n</text:span><text:span text:style-name="T7">ts </text:span><text:span text:style-name="T7">w</text:span><text:span text:style-name="T7">ill </text:span><text:span text:style-name="T7">b</text:span><text:span text:style-name="T7">e </text:span></text:p>
          </draw:text-box>
        </draw:frame>
        <draw:frame draw:style-name="gr97" draw:text-style-name="P7" draw:layer="layout" svg:width="1.111cm" svg:height="0.412cm" svg:x="2.505cm" svg:y="6.432cm">
          <draw:text-box>
            <text:p text:style-name="P2"><text:span text:style-name="T7">m</text:span><text:span text:style-name="T7">a</text:span><text:span text:style-name="T7">d</text:span><text:span text:style-name="T7">e</text:span><text:span text:style-name="T7">]</text:span></text:p>
          </draw:text-box>
        </draw:frame>
        <draw:frame draw:style-name="gr98" draw:text-style-name="P5" draw:layer="layout" svg:width="2.762cm" svg:height="0.458cm" svg:x="2.505cm" svg:y="7.274cm">
          <draw:text-box>
            <text:p text:style-name="P2"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 </text:span><text:span text:style-name="T4">w</text:span><text:span text:style-name="T4">o</text:span><text:span text:style-name="T4">r</text:span><text:span text:style-name="T4">k</text:span></text:p>
          </draw:text-box>
        </draw:frame>
        <draw:frame draw:style-name="gr99" draw:text-style-name="P7" draw:layer="layout" svg:width="7.669cm" svg:height="0.412cm" svg:x="2.949cm" svg:y="8.122cm">
          <draw:text-box>
            <text:p text:style-name="P2"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s</text:span><text:span text:style-name="T7">u</text:span><text:span text:style-name="T7">b</text:span><text:span text:style-name="T7">m</text:span><text:span text:style-name="T7">it</text:span><text:span text:style-name="T7">ti</text:span><text:span text:style-name="T7">n</text:span><text:span text:style-name="T7">g </text:span><text:span text:style-name="T7">r</text:span><text:span text:style-name="T7">e</text:span><text:span text:style-name="T7">s</text:span><text:span text:style-name="T7">e</text:span><text:span text:style-name="T7">a</text:span><text:span text:style-name="T7">r</text:span><text:span text:style-name="T7">c</text:span><text:span text:style-name="T7">h </text:span><text:span text:style-name="T7">q</text:span><text:span text:style-name="T7">u</text:span><text:span text:style-name="T7">e</text:span><text:span text:style-name="T7">st</text:span><text:span text:style-name="T7">io</text:span><text:span text:style-name="T7">n:</text:span></text:p>
          </draw:text-box>
        </draw:frame>
        <draw:frame draw:style-name="gr68" draw:text-style-name="P7" draw:layer="layout" svg:width="5.158cm" svg:height="0.412cm" svg:x="12.347cm" svg:y="8.122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0" draw:text-style-name="P7" draw:layer="layout" svg:width="5.421cm" svg:height="0.412cm" svg:x="2.949cm" svg:y="8.721cm">
          <draw:text-box>
            <text:p text:style-name="P2"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li</text:span><text:span text:style-name="T7">t</text:span><text:span text:style-name="T7">e</text:span><text:span text:style-name="T7">r</text:span><text:span text:style-name="T7">a</text:span><text:span text:style-name="T7">t</text:span><text:span text:style-name="T7">u</text:span><text:span text:style-name="T7">r</text:span><text:span text:style-name="T7">e </text:span><text:span text:style-name="T7">s</text:span><text:span text:style-name="T7">u</text:span><text:span text:style-name="T7">r</text:span><text:span text:style-name="T7">v</text:span><text:span text:style-name="T7">e</text:span><text:span text:style-name="T7">y:</text:span></text:p>
          </draw:text-box>
        </draw:frame>
        <draw:frame draw:style-name="gr68" draw:text-style-name="P7" draw:layer="layout" svg:width="5.158cm" svg:height="0.412cm" svg:x="12.347cm" svg:y="8.721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1" draw:text-style-name="P7" draw:layer="layout" svg:width="7.436cm" svg:height="0.412cm" svg:x="2.949cm" svg:y="9.321cm">
          <draw:text-box>
            <text:p text:style-name="P2"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s</text:span><text:span text:style-name="T7">e</text:span><text:span text:style-name="T7">t</text:span><text:span text:style-name="T7">u</text:span><text:span text:style-name="T7">p </text:span><text:span text:style-name="T7">o</text:span><text:span text:style-name="T7">f </text:span><text:span text:style-name="T7">m</text:span><text:span text:style-name="T7">o</text:span><text:span text:style-name="T7">d</text:span><text:span text:style-name="T7">el </text:span><text:span text:style-name="T7">/ </text:span><text:span text:style-name="T7">e</text:span><text:span text:style-name="T7">x</text:span><text:span text:style-name="T7">p</text:span><text:span text:style-name="T7">e</text:span><text:span text:style-name="T7">ri</text:span><text:span text:style-name="T7">m</text:span><text:span text:style-name="T7">e</text:span><text:span text:style-name="T7">n</text:span><text:span text:style-name="T7">t:</text:span></text:p>
          </draw:text-box>
        </draw:frame>
        <draw:frame draw:style-name="gr68" draw:text-style-name="P7" draw:layer="layout" svg:width="5.158cm" svg:height="0.412cm" svg:x="12.347cm" svg:y="9.321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2" draw:text-style-name="P7" draw:layer="layout" svg:width="6.725cm" svg:height="0.412cm" svg:x="2.949cm" svg:y="9.921cm">
          <draw:text-box>
            <text:p text:style-name="P2"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d</text:span><text:span text:style-name="T7">a</text:span><text:span text:style-name="T7">t</text:span><text:span text:style-name="T7">a-</text:span><text:span text:style-name="T7">g</text:span><text:span text:style-name="T7">a</text:span><text:span text:style-name="T7">t</text:span><text:span text:style-name="T7">h</text:span><text:span text:style-name="T7">e</text:span><text:span text:style-name="T7">ri</text:span><text:span text:style-name="T7">n</text:span><text:span text:style-name="T7">g </text:span><text:span text:style-name="T7">p</text:span><text:span text:style-name="T7">r</text:span><text:span text:style-name="T7">o</text:span><text:span text:style-name="T7">p</text:span><text:span text:style-name="T7">o</text:span><text:span text:style-name="T7">s</text:span><text:span text:style-name="T7">al</text:span><text:span text:style-name="T7">:</text:span></text:p>
          </draw:text-box>
        </draw:frame>
        <draw:frame draw:style-name="gr68" draw:text-style-name="P7" draw:layer="layout" svg:width="5.158cm" svg:height="0.412cm" svg:x="12.347cm" svg:y="9.921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3" draw:text-style-name="P7" draw:layer="layout" svg:width="7.906cm" svg:height="0.412cm" svg:x="2.949cm" svg:y="10.521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o</text:span><text:span text:style-name="T7">f </text:span><text:span text:style-name="T7">d</text:span><text:span text:style-name="T7">e</text:span><text:span text:style-name="T7">m</text:span><text:span text:style-name="T7">o</text:span><text:span text:style-name="T7">n</text:span><text:span text:style-name="T7">st</text:span><text:span text:style-name="T7">r</text:span><text:span text:style-name="T7">a</text:span><text:span text:style-name="T7">ti</text:span><text:span text:style-name="T7">o</text:span><text:span text:style-name="T7">n </text:span><text:span text:style-name="T7">o</text:span><text:span text:style-name="T7">f </text:span><text:span text:style-name="T7">f</text:span><text:span text:style-name="T7">u</text:span><text:span text:style-name="T7">n</text:span><text:span text:style-name="T7">ct</text:span><text:span text:style-name="T7">io</text:span><text:span text:style-name="T7">ni</text:span><text:span text:style-name="T7">n</text:span><text:span text:style-name="T7">g </text:span><text:span text:style-name="T7">m</text:span><text:span text:style-name="T7">o</text:span><text:span text:style-name="T7">d</text:span><text:span text:style-name="T7">el</text:span><text:span text:style-name="T7">:</text:span></text:p>
          </draw:text-box>
        </draw:frame>
        <draw:frame draw:style-name="gr68" draw:text-style-name="P7" draw:layer="layout" svg:width="5.158cm" svg:height="0.412cm" svg:x="12.347cm" svg:y="10.521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4" draw:text-style-name="P7" draw:layer="layout" svg:width="8.27cm" svg:height="0.412cm" svg:x="2.949cm" svg:y="11.12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o</text:span><text:span text:style-name="T7">f </text:span><text:span text:style-name="T7">d</text:span><text:span text:style-name="T7">e</text:span><text:span text:style-name="T7">m</text:span><text:span text:style-name="T7">o</text:span><text:span text:style-name="T7">n</text:span><text:span text:style-name="T7">st</text:span><text:span text:style-name="T7">r</text:span><text:span text:style-name="T7">a</text:span><text:span text:style-name="T7">ti</text:span><text:span text:style-name="T7">o</text:span><text:span text:style-name="T7">n </text:span><text:span text:style-name="T7">o</text:span><text:span text:style-name="T7">f </text:span><text:span text:style-name="T7">w</text:span><text:span text:style-name="T7">o</text:span><text:span text:style-name="T7">r</text:span><text:span text:style-name="T7">ki</text:span><text:span text:style-name="T7">n</text:span><text:span text:style-name="T7">g </text:span><text:span text:style-name="T7">e</text:span><text:span text:style-name="T7">x</text:span><text:span text:style-name="T7">p</text:span><text:span text:style-name="T7">e</text:span><text:span text:style-name="T7">ri</text:span><text:span text:style-name="T7">m</text:span><text:span text:style-name="T7">e</text:span><text:span text:style-name="T7">n</text:span><text:span text:style-name="T7">t:</text:span></text:p>
          </draw:text-box>
        </draw:frame>
        <draw:frame draw:style-name="gr68" draw:text-style-name="P7" draw:layer="layout" svg:width="5.158cm" svg:height="0.412cm" svg:x="12.347cm" svg:y="11.12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5" draw:text-style-name="P7" draw:layer="layout" svg:width="6.42cm" svg:height="0.412cm" svg:x="2.949cm" svg:y="11.72cm">
          <draw:text-box>
            <text:p text:style-name="P2"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d</text:span><text:span text:style-name="T7">a</text:span><text:span text:style-name="T7">t</text:span><text:span text:style-name="T7">a-</text:span><text:span text:style-name="T7">a</text:span><text:span text:style-name="T7">n</text:span><text:span text:style-name="T7">al</text:span><text:span text:style-name="T7">y</text:span><text:span text:style-name="T7">si</text:span><text:span text:style-name="T7">s </text:span><text:span text:style-name="T7">p</text:span><text:span text:style-name="T7">r</text:span><text:span text:style-name="T7">o</text:span><text:span text:style-name="T7">p</text:span><text:span text:style-name="T7">o</text:span><text:span text:style-name="T7">s</text:span><text:span text:style-name="T7">al</text:span><text:span text:style-name="T7">:</text:span></text:p>
          </draw:text-box>
        </draw:frame>
        <draw:frame draw:style-name="gr68" draw:text-style-name="P7" draw:layer="layout" svg:width="5.158cm" svg:height="0.412cm" svg:x="12.347cm" svg:y="11.72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6" draw:text-style-name="P7" draw:layer="layout" svg:width="8.194cm" svg:height="0.412cm" svg:x="2.949cm" svg:y="12.32cm">
          <draw:text-box>
            <text:p text:style-name="P2"><text:span text:style-name="T7">S</text:span><text:span text:style-name="T7">t</text:span><text:span text:style-name="T7">a</text:span><text:span text:style-name="T7">rt</text:span><text:span text:style-name="T7">in</text:span><text:span text:style-name="T7">g </text:span><text:span text:style-name="T7">d</text:span><text:span text:style-name="T7">a</text:span><text:span text:style-name="T7">t</text:span><text:span text:style-name="T7">e </text:span><text:span text:style-name="T7">f</text:span><text:span text:style-name="T7">o</text:span><text:span text:style-name="T7">r </text:span><text:span text:style-name="T7">d</text:span><text:span text:style-name="T7">a</text:span><text:span text:style-name="T7">t</text:span><text:span text:style-name="T7">a </text:span><text:span text:style-name="T7">g</text:span><text:span text:style-name="T7">a</text:span><text:span text:style-name="T7">t</text:span><text:span text:style-name="T7">h</text:span><text:span text:style-name="T7">e</text:span><text:span text:style-name="T7">ri</text:span><text:span text:style-name="T7">n</text:span><text:span text:style-name="T7">g </text:span><text:span text:style-name="T7">/ </text:span><text:span text:style-name="T7">e</text:span><text:span text:style-name="T7">x</text:span><text:span text:style-name="T7">p</text:span><text:span text:style-name="T7">e</text:span><text:span text:style-name="T7">ri</text:span><text:span text:style-name="T7">m</text:span><text:span text:style-name="T7">e</text:span><text:span text:style-name="T7">n</text:span><text:span text:style-name="T7">t:</text:span></text:p>
          </draw:text-box>
        </draw:frame>
        <draw:frame draw:style-name="gr68" draw:text-style-name="P7" draw:layer="layout" svg:width="5.158cm" svg:height="0.412cm" svg:x="12.347cm" svg:y="12.32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7" draw:text-style-name="P7" draw:layer="layout" svg:width="7.44cm" svg:height="0.412cm" svg:x="2.949cm" svg:y="12.919cm">
          <draw:text-box>
            <text:p text:style-name="P2"><text:span text:style-name="T7">E</text:span><text:span text:style-name="T7">n</text:span><text:span text:style-name="T7">d </text:span><text:span text:style-name="T7">d</text:span><text:span text:style-name="T7">a</text:span><text:span text:style-name="T7">t</text:span><text:span text:style-name="T7">e </text:span><text:span text:style-name="T7">f</text:span><text:span text:style-name="T7">o</text:span><text:span text:style-name="T7">r </text:span><text:span text:style-name="T7">d</text:span><text:span text:style-name="T7">a</text:span><text:span text:style-name="T7">t</text:span><text:span text:style-name="T7">a </text:span><text:span text:style-name="T7">g</text:span><text:span text:style-name="T7">a</text:span><text:span text:style-name="T7">t</text:span><text:span text:style-name="T7">h</text:span><text:span text:style-name="T7">e</text:span><text:span text:style-name="T7">ri</text:span><text:span text:style-name="T7">n</text:span><text:span text:style-name="T7">g </text:span><text:span text:style-name="T7">/ </text:span><text:span text:style-name="T7">e</text:span><text:span text:style-name="T7">x</text:span><text:span text:style-name="T7">p</text:span><text:span text:style-name="T7">e</text:span><text:span text:style-name="T7">ri</text:span><text:span text:style-name="T7">m</text:span><text:span text:style-name="T7">e</text:span><text:span text:style-name="T7">n</text:span><text:span text:style-name="T7">t:</text:span></text:p>
          </draw:text-box>
        </draw:frame>
        <draw:frame draw:style-name="gr68" draw:text-style-name="P7" draw:layer="layout" svg:width="5.158cm" svg:height="0.412cm" svg:x="12.347cm" svg:y="12.919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8" draw:text-style-name="P7" draw:layer="layout" svg:width="6.708cm" svg:height="0.412cm" svg:x="2.949cm" svg:y="13.519cm">
          <draw:text-box>
            <text:p text:style-name="P2"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r</text:span><text:span text:style-name="T7">e</text:span><text:span text:style-name="T7">s</text:span><text:span text:style-name="T7">ul</text:span><text:span text:style-name="T7">ts </text:span><text:span text:style-name="T7">f</text:span><text:span text:style-name="T7">o</text:span><text:span text:style-name="T7">r </text:span><text:span text:style-name="T7">d</text:span><text:span text:style-name="T7">a</text:span><text:span text:style-name="T7">t</text:span><text:span text:style-name="T7">a </text:span><text:span text:style-name="T7">a</text:span><text:span text:style-name="T7">n</text:span><text:span text:style-name="T7">al</text:span><text:span text:style-name="T7">y</text:span><text:span text:style-name="T7">si</text:span><text:span text:style-name="T7">s:</text:span></text:p>
          </draw:text-box>
        </draw:frame>
        <draw:frame draw:style-name="gr68" draw:text-style-name="P7" draw:layer="layout" svg:width="5.158cm" svg:height="0.412cm" svg:x="12.347cm" svg:y="13.519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09" draw:text-style-name="P7" draw:layer="layout" svg:width="3.842cm" svg:height="0.412cm" svg:x="2.949cm" svg:y="14.119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o</text:span><text:span text:style-name="T7">f </text:span><text:span text:style-name="T7">d</text:span><text:span text:style-name="T7">a</text:span><text:span text:style-name="T7">t</text:span><text:span text:style-name="T7">a </text:span><text:span text:style-name="T7">a</text:span><text:span text:style-name="T7">n</text:span><text:span text:style-name="T7">al</text:span><text:span text:style-name="T7">y</text:span><text:span text:style-name="T7">si</text:span><text:span text:style-name="T7">s:</text:span></text:p>
          </draw:text-box>
        </draw:frame>
        <draw:frame draw:style-name="gr68" draw:text-style-name="P7" draw:layer="layout" svg:width="5.158cm" svg:height="0.412cm" svg:x="12.347cm" svg:y="14.119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0" draw:text-style-name="P7" draw:layer="layout" svg:width="5.692cm" svg:height="0.412cm" svg:x="2.949cm" svg:y="14.719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:</text:span></text:p>
          </draw:text-box>
        </draw:frame>
        <draw:frame draw:style-name="gr68" draw:text-style-name="P7" draw:layer="layout" svg:width="5.158cm" svg:height="0.412cm" svg:x="12.347cm" svg:y="14.719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0" draw:text-style-name="P7" draw:layer="layout" svg:width="5.692cm" svg:height="0.412cm" svg:x="2.949cm" svg:y="15.318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:</text:span></text:p>
          </draw:text-box>
        </draw:frame>
        <draw:frame draw:style-name="gr68" draw:text-style-name="P7" draw:layer="layout" svg:width="5.158cm" svg:height="0.412cm" svg:x="12.347cm" svg:y="15.318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0" draw:text-style-name="P7" draw:layer="layout" svg:width="5.692cm" svg:height="0.412cm" svg:x="2.949cm" svg:y="15.918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:</text:span></text:p>
          </draw:text-box>
        </draw:frame>
        <draw:frame draw:style-name="gr68" draw:text-style-name="P7" draw:layer="layout" svg:width="5.158cm" svg:height="0.412cm" svg:x="12.347cm" svg:y="15.918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0" draw:text-style-name="P7" draw:layer="layout" svg:width="5.692cm" svg:height="0.412cm" svg:x="2.949cm" svg:y="16.518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:</text:span></text:p>
          </draw:text-box>
        </draw:frame>
        <draw:frame draw:style-name="gr68" draw:text-style-name="P7" draw:layer="layout" svg:width="5.158cm" svg:height="0.412cm" svg:x="12.347cm" svg:y="16.518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0" draw:text-style-name="P7" draw:layer="layout" svg:width="5.692cm" svg:height="0.412cm" svg:x="2.949cm" svg:y="17.117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:</text:span></text:p>
          </draw:text-box>
        </draw:frame>
        <draw:frame draw:style-name="gr68" draw:text-style-name="P7" draw:layer="layout" svg:width="5.158cm" svg:height="0.412cm" svg:x="12.347cm" svg:y="17.117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1" draw:text-style-name="P7" draw:layer="layout" svg:width="1.454cm" svg:height="0.416cm" svg:x="2.949cm" svg:y="17.925cm">
          <draw:text-box>
            <text:p text:style-name="P2"><text:span text:style-name="T19">R</text:span><text:span text:style-name="T19">e</text:span><text:span text:style-name="T19">p</text:span><text:span text:style-name="T19">o</text:span><text:span text:style-name="T19">r</text:span><text:span text:style-name="T19">t</text:span><text:span text:style-name="T7"> </text:span></text:p>
          </draw:text-box>
        </draw:frame>
        <draw:frame draw:style-name="gr112" draw:text-style-name="P7" draw:layer="layout" svg:width="6.733cm" svg:height="0.412cm" svg:x="2.949cm" svg:y="18.828cm">
          <draw:text-box>
            <text:p text:style-name="P2"><text:span text:style-name="T7">S</text:span><text:span text:style-name="T7">u</text:span><text:span text:style-name="T7">b</text:span><text:span text:style-name="T7">m</text:span><text:span text:style-name="T7">is</text:span><text:span text:style-name="T7">si</text:span><text:span text:style-name="T7">o</text:span><text:span text:style-name="T7">n </text:span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in</text:span><text:span text:style-name="T7">tr</text:span><text:span text:style-name="T7">o</text:span><text:span text:style-name="T7">d</text:span><text:span text:style-name="T7">u</text:span><text:span text:style-name="T7">ct</text:span><text:span text:style-name="T7">io</text:span><text:span text:style-name="T7">n:</text:span></text:p>
          </draw:text-box>
        </draw:frame>
        <draw:frame draw:style-name="gr68" draw:text-style-name="P7" draw:layer="layout" svg:width="5.158cm" svg:height="0.412cm" svg:x="12.347cm" svg:y="18.828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3" draw:text-style-name="P7" draw:layer="layout" svg:width="5.992cm" svg:height="0.412cm" svg:x="2.949cm" svg:y="19.428cm">
          <draw:text-box>
            <text:p text:style-name="P2"><text:span text:style-name="T7">S</text:span><text:span text:style-name="T7">u</text:span><text:span text:style-name="T7">b</text:span><text:span text:style-name="T7">m</text:span><text:span text:style-name="T7">is</text:span><text:span text:style-name="T7">si</text:span><text:span text:style-name="T7">o</text:span><text:span text:style-name="T7">n </text:span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m</text:span><text:span text:style-name="T7">e</text:span><text:span text:style-name="T7">t</text:span><text:span text:style-name="T7">h</text:span><text:span text:style-name="T7">o</text:span><text:span text:style-name="T7">d: </text:span></text:p>
          </draw:text-box>
        </draw:frame>
        <draw:frame draw:style-name="gr68" draw:text-style-name="P7" draw:layer="layout" svg:width="5.158cm" svg:height="0.412cm" svg:x="12.347cm" svg:y="19.428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4" draw:text-style-name="P7" draw:layer="layout" svg:width="5.869cm" svg:height="0.412cm" svg:x="2.949cm" svg:y="20.028cm">
          <draw:text-box>
            <text:p text:style-name="P2"><text:span text:style-name="T7">S</text:span><text:span text:style-name="T7">u</text:span><text:span text:style-name="T7">b</text:span><text:span text:style-name="T7">m</text:span><text:span text:style-name="T7">is</text:span><text:span text:style-name="T7">si</text:span><text:span text:style-name="T7">o</text:span><text:span text:style-name="T7">n </text:span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r</text:span><text:span text:style-name="T7">e</text:span><text:span text:style-name="T7">s</text:span><text:span text:style-name="T7">ul</text:span><text:span text:style-name="T7">ts</text:span><text:span text:style-name="T7">: </text:span></text:p>
          </draw:text-box>
        </draw:frame>
        <draw:frame draw:style-name="gr68" draw:text-style-name="P7" draw:layer="layout" svg:width="5.158cm" svg:height="0.412cm" svg:x="12.347cm" svg:y="20.028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5" draw:text-style-name="P7" draw:layer="layout" svg:width="6.504cm" svg:height="0.412cm" svg:x="2.949cm" svg:y="20.628cm">
          <draw:text-box>
            <text:p text:style-name="P2"><text:span text:style-name="T7">S</text:span><text:span text:style-name="T7">u</text:span><text:span text:style-name="T7">b</text:span><text:span text:style-name="T7">m</text:span><text:span text:style-name="T7">is</text:span><text:span text:style-name="T7">si</text:span><text:span text:style-name="T7">o</text:span><text:span text:style-name="T7">n </text:span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di</text:span><text:span text:style-name="T7">s</text:span><text:span text:style-name="T7">c</text:span><text:span text:style-name="T7">u</text:span><text:span text:style-name="T7">s</text:span><text:span text:style-name="T7">si</text:span><text:span text:style-name="T7">o</text:span><text:span text:style-name="T7">n: </text:span></text:p>
          </draw:text-box>
        </draw:frame>
        <draw:frame draw:style-name="gr68" draw:text-style-name="P7" draw:layer="layout" svg:width="5.158cm" svg:height="0.412cm" svg:x="12.347cm" svg:y="20.628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6" draw:text-style-name="P7" draw:layer="layout" svg:width="7.533cm" svg:height="0.412cm" svg:x="2.949cm" svg:y="21.227cm">
          <draw:text-box>
            <text:p text:style-name="P2"><text:span text:style-name="T7">S</text:span><text:span text:style-name="T7">u</text:span><text:span text:style-name="T7">b</text:span><text:span text:style-name="T7">m</text:span><text:span text:style-name="T7">is</text:span><text:span text:style-name="T7">si</text:span><text:span text:style-name="T7">o</text:span><text:span text:style-name="T7">n </text:span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r</text:span><text:span text:style-name="T7">e</text:span><text:span text:style-name="T7">p</text:span><text:span text:style-name="T7">o</text:span><text:span text:style-name="T7">rt </text:span><text:span text:style-name="T7">s</text:span><text:span text:style-name="T7">u</text:span><text:span text:style-name="T7">m</text:span><text:span text:style-name="T7">m</text:span><text:span text:style-name="T7">a</text:span><text:span text:style-name="T7">r</text:span><text:span text:style-name="T7">y: </text:span></text:p>
          </draw:text-box>
        </draw:frame>
        <draw:frame draw:style-name="gr68" draw:text-style-name="P7" draw:layer="layout" svg:width="5.158cm" svg:height="0.412cm" svg:x="12.347cm" svg:y="21.227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7" draw:text-style-name="P7" draw:layer="layout" svg:width="8.041cm" svg:height="0.412cm" svg:x="2.949cm" svg:y="21.827cm">
          <draw:text-box>
            <text:p text:style-name="P2"><text:span text:style-name="T7">S</text:span><text:span text:style-name="T7">u</text:span><text:span text:style-name="T7">b</text:span><text:span text:style-name="T7">m</text:span><text:span text:style-name="T7">is</text:span><text:span text:style-name="T7">si</text:span><text:span text:style-name="T7">o</text:span><text:span text:style-name="T7">n </text:span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fi</text:span><text:span text:style-name="T7">r</text:span><text:span text:style-name="T7">st </text:span><text:span text:style-name="T7">d</text:span><text:span text:style-name="T7">r</text:span><text:span text:style-name="T7">a</text:span><text:span text:style-name="T7">ft </text:span><text:span text:style-name="T7">o</text:span><text:span text:style-name="T7">f </text:span><text:span text:style-name="T7">r</text:span><text:span text:style-name="T7">e</text:span><text:span text:style-name="T7">p</text:span><text:span text:style-name="T7">o</text:span><text:span text:style-name="T7">rt</text:span><text:span text:style-name="T7">: </text:span></text:p>
          </draw:text-box>
        </draw:frame>
        <draw:frame draw:style-name="gr68" draw:text-style-name="P7" draw:layer="layout" svg:width="5.158cm" svg:height="0.412cm" svg:x="12.347cm" svg:y="21.827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8" draw:text-style-name="P7" draw:layer="layout" svg:width="8.096cm" svg:height="0.412cm" svg:x="2.949cm" svg:y="22.427cm">
          <draw:text-box>
            <text:p text:style-name="P2"><text:span text:style-name="T7">S</text:span><text:span text:style-name="T7">u</text:span><text:span text:style-name="T7">b</text:span><text:span text:style-name="T7">m</text:span><text:span text:style-name="T7">is</text:span><text:span text:style-name="T7">si</text:span><text:span text:style-name="T7">o</text:span><text:span text:style-name="T7">n </text:span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fi</text:span><text:span text:style-name="T7">n</text:span><text:span text:style-name="T7">al </text:span><text:span text:style-name="T7">d</text:span><text:span text:style-name="T7">r</text:span><text:span text:style-name="T7">a</text:span><text:span text:style-name="T7">ft </text:span><text:span text:style-name="T7">o</text:span><text:span text:style-name="T7">f </text:span><text:span text:style-name="T7">r</text:span><text:span text:style-name="T7">e</text:span><text:span text:style-name="T7">p</text:span><text:span text:style-name="T7">o</text:span><text:span text:style-name="T7">rt</text:span><text:span text:style-name="T7">: </text:span></text:p>
          </draw:text-box>
        </draw:frame>
        <draw:frame draw:style-name="gr68" draw:text-style-name="P7" draw:layer="layout" svg:width="5.158cm" svg:height="0.412cm" svg:x="12.347cm" svg:y="22.427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0" draw:text-style-name="P7" draw:layer="layout" svg:width="5.692cm" svg:height="0.412cm" svg:x="2.949cm" svg:y="23.027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:</text:span></text:p>
          </draw:text-box>
        </draw:frame>
        <draw:frame draw:style-name="gr68" draw:text-style-name="P7" draw:layer="layout" svg:width="5.158cm" svg:height="0.412cm" svg:x="12.347cm" svg:y="23.027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0" draw:text-style-name="P7" draw:layer="layout" svg:width="5.692cm" svg:height="0.412cm" svg:x="2.949cm" svg:y="23.626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:</text:span></text:p>
          </draw:text-box>
        </draw:frame>
        <draw:frame draw:style-name="gr68" draw:text-style-name="P7" draw:layer="layout" svg:width="5.158cm" svg:height="0.412cm" svg:x="12.347cm" svg:y="23.626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0" draw:text-style-name="P7" draw:layer="layout" svg:width="5.692cm" svg:height="0.412cm" svg:x="2.949cm" svg:y="24.226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:</text:span></text:p>
          </draw:text-box>
        </draw:frame>
        <draw:frame draw:style-name="gr68" draw:text-style-name="P7" draw:layer="layout" svg:width="5.158cm" svg:height="0.412cm" svg:x="12.347cm" svg:y="24.226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19" draw:text-style-name="P7" draw:layer="layout" svg:width="2.525cm" svg:height="0.416cm" svg:x="2.949cm" svg:y="25.034cm">
          <draw:text-box>
            <text:p text:style-name="P2"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</text:span><text:span text:style-name="T19">a</text:span><text:span text:style-name="T19">ti</text:span><text:span text:style-name="T19">o</text:span><text:span text:style-name="T19">n</text:span></text:p>
          </draw:text-box>
        </draw:frame>
        <draw:frame draw:style-name="gr120" draw:text-style-name="P7" draw:layer="layout" svg:width="6.005cm" svg:height="0.412cm" svg:x="2.949cm" svg:y="25.835cm">
          <draw:text-box>
            <text:p text:style-name="P2"><text:span text:style-name="T7">S</text:span><text:span text:style-name="T7">u</text:span><text:span text:style-name="T7">b</text:span><text:span text:style-name="T7">m</text:span><text:span text:style-name="T7">is</text:span><text:span text:style-name="T7">si</text:span><text:span text:style-name="T7">o</text:span><text:span text:style-name="T7">n </text:span><text:span text:style-name="T7">d</text:span><text:span text:style-name="T7">e</text:span><text:span text:style-name="T7">a</text:span><text:span text:style-name="T7">dl</text:span><text:span text:style-name="T7">in</text:span><text:span text:style-name="T7">e </text:span><text:span text:style-name="T7">f</text:span><text:span text:style-name="T7">o</text:span><text:span text:style-name="T7">r </text:span><text:span text:style-name="T7">a</text:span><text:span text:style-name="T7">b</text:span><text:span text:style-name="T7">st</text:span><text:span text:style-name="T7">r</text:span><text:span text:style-name="T7">a</text:span><text:span text:style-name="T7">ct</text:span><text:span text:style-name="T7">:</text:span></text:p>
          </draw:text-box>
        </draw:frame>
        <draw:frame draw:style-name="gr121" draw:text-style-name="P7" draw:layer="layout" svg:width="5.09cm" svg:height="0.412cm" svg:x="12.347cm" svg:y="25.835cm">
          <draw:text-box>
            <text:p text:style-name="P2"><text:span text:style-name="T7"><text:s/>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  <draw:frame draw:style-name="gr122" draw:text-style-name="P7" draw:layer="layout" svg:width="4.739cm" svg:height="0.412cm" svg:x="2.949cm" svg:y="26.434cm">
          <draw:text-box>
            <text:p text:style-name="P2"><text:span text:style-name="T7">D</text:span><text:span text:style-name="T7">a</text:span><text:span text:style-name="T7">t</text:span><text:span text:style-name="T7">e </text:span><text:span text:style-name="T7">o</text:span><text:span text:style-name="T7">f </text:span><text:span text:style-name="T7">tr</text:span><text:span text:style-name="T7">ia</text:span><text:span text:style-name="T7">l 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a</text:span><text:span text:style-name="T7">ti</text:span><text:span text:style-name="T7">o</text:span><text:span text:style-name="T7">n: </text:span></text:p>
          </draw:text-box>
        </draw:frame>
        <draw:frame draw:style-name="gr123" draw:text-style-name="P7" draw:layer="layout" svg:width="4.98cm" svg:height="0.412cm" svg:x="12.347cm" svg:y="26.434cm">
          <draw:text-box>
            <text:p text:style-name="P2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1" svg:font-family="Georgia"/>
    <style:font-face style:name="Liberation Serif2" svg:font-family="'Liberation Serif'"/>
    <style:font-face style:name="Rockwell1" svg:font-family="Rockwell"/>
    <style:font-face style:name="Verdana1" svg:font-family="Verdana"/>
    <style:font-face style:name="Zapf Dingbats1" svg:font-family="'Zapf Dingbats'"/>
    <style:font-face style:name="DejaVu Sans1" svg:font-family="'DejaVu Sans'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Verdana" svg:font-family="Verdana" style:font-pitch="variable"/>
    <style:font-face style:name="Zapf Dingbats" svg:font-family="'Zapf Dingbat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3" style:page-layout-name="PM0" draw:style-name="Mdp1"/>
    <style:master-page style:name="master-page3" style:page-layout-name="PM0" draw:style-name="Mdp1"/>
    <style:master-page style:name="master-page5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1T16:30:07.960178824</dc:date>
    <meta:editing-duration>PT26M19S</meta:editing-duration>
    <meta:editing-cycles>2</meta:editing-cycles>
    <meta:generator>LibreOffice/6.4.6.2$Linux_X86_64 LibreOffice_project/40$Build-2</meta:generator>
    <meta:document-statistic meta:object-count="189"/>
  </office:meta>
</office:document-meta>
</file>